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6pt"/>
    </style:style>
    <style:style style:name="co2" style:family="table-column">
      <style:table-column-properties fo:break-before="auto" style:column-width="1099.64pt"/>
    </style:style>
    <style:style style:name="co3" style:family="table-column">
      <style:table-column-properties fo:break-before="auto" style:column-width="75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 No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Retweet 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will Infosys reboot. A behind-the-scenes account of the Vishal Sikka-Narayana Murthy showdown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PankajPachauri <text:s/>@Nidhi must also ask what is the role of @jayantsinha <text:s/>for exit of vishal sikka from Infosys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osys CEO Vishal Sikka resigns: A timeline of events that led to the 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hal Sikka Resigns as Infosys CEO says Attrition is far lower than other f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@himanshumantri1: Demonetization of Vishal Sikka ?\n#Infosys #VishalSik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nslating names of ppl from "Sikka" community to English \nu get names of new altcoins.\n@Infosys\' ex CEO Vishal Sikka is "BigCoin" 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@Finacle: Mediterranean Bank goes live with Infosys Finacle lending solution \n\n#BankingTechnology #FinTech #FinSer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@ThePrintIndia: I am surprised that a company like Infosys (which should have had everything together didn't handle GST back-end better\xc3\xa2\xe2\x82\xac\xc2\xa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@craigbrownphd: Huawei and Infosys Sign a MoU to Cooperate in IT and Software Talent Development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@InfosysEvents: Take a spin at #InfosysAtOOW booth 1602 &amp;amp; stand a chance to win! https://t.co/Rha97Tgff5 #OOW17 https://t.co/gswDTNV0u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@InfosysEvents: Visit #InfosysAtOOW booth 1602 and experience #VirtualReality at its best! See the future of learning. https://t.co/7ScY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@theBigOldBaby @Infosys Calls for party ain't it ?? ????? Once again Congratulations Shal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fosys rolls out "driver-less golfing cart" to showcase the power of 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fosys introduces private cloud services built with Suse OpenStack - https://t.co/d11Kkrqhf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ma Cgm Group Signs Strategic Partnership With Infosys To Accelerate Of Its. [https://t.co/dtQ8HjnWsK] https://t.co/YBKA9ScMb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@BankingTechno: Malta's @MedBankMT live with new #lendtech Infosys @Finacle: https://t.co/5fYRoBw1mx #fintech #lending #bankingtechnolo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@BankingTechno: Mediterranean Bank live with new #lendtech Infosys Finacle: https://t.co/5fYRoBw1mx #lending #fintech #bankingtech #Mal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@DeependerSHooda: As one who started out as Software Engineer at @Infosys I feel sad at ongoing. Infy needs to preserve what it stood f\xc3\xa2\xe2\x82\xac\xc2\xa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@TheQuint: Senior employees of IT giant Infosys have allegedly been receiving vulgar emails defaming the company.\nhttps://t.co/T9X3RYjvY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fosys Limited $INFY vs. SCIENCE APPLICATIONS INTERNATIONAL CORPORATION $SAIC Critical Review https://t.co/sDAu3cdK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@Mysuru_Infra: Hebbal lake mysuru undergoing massive rejuvenation. Works taken by @Infosys under CSR grants to tune of 30cr #Mysore http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bbal lake mysuru undergoing massive rejuvenation. Works taken by @Infosys under CSR grants to tune of 30cr #Mysore https://t.co/s2LBJZrJr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@sureshpprabhu MCA call centers not able to solve it complaint SR603367 plz help us out @Infosys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@doodleout @Hipsteroo7 @JagoSarbahaara Yes Infosys and Wipro and HCL and TCS and TVS did not create employ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Wr met Infosys <text:s/>technical person in chennai he is unable to answer or soour issue at seva\xc3\xa2\xe2\x82\xac\xc2\xa6 https://t.co/gFlDlJ1HU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awei and Infosys : The signing of this memorandum is a milestone for both companies. https://t.co/Qa5Rmv1X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@PurposefulAI: With #InfosysNia amplify #Enterprise business capabilities at @oracleopenworld Booth #1602: https://t.co/ot4YxS3pFS #Info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fosys Files Complaint Over Vulgar and Defamatory Emails to Staff https://t.co/sPOY6LO7k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nior employees of IT giant Infosys have allegedly been receiving vulgar emails defaming the company.\nhttps://t.co/T9X3RYjvY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@indian24news: Infosys Micro Focus SUSE Launch Private Cloud Solution https://t.co/d8lROpfqqY #news #Technology https://t.co/kNoPyrs41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fosys Micro Focus SUSE Launch Private Cloud Solution https://t.co/d8lROpfqqY #news #Technology https://t.co/kNoPyrs41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@NandanNilekani Wishing Infosys a turnaround &amp;amp; a game changing year under your proven leaders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@ragavqualtrus @Anil_Tulsiram Infosys starts from "Profit for the period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mple PESTEL Analysis of Infosys https://t.co/pGWfXc5k6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@Anil_Tulsiram Is it allowed to stafrom PBT? That's also something I found a little strange. Infosys was also my\xc3\xa2\xe2\x82\xac\xc2\xa6 https://t.co/I5cZtU2JZ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fosys Limited $INFY Cut to \xc3\xa2\xe2\x82\xac\xc5\x93Sell\xc3\xa2\xe2\x82\xac\xef\x86\x9d at BidaskClub https://t.co/WqK08oEUY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@daijiworldmgl: Bengaluru: Email from unknown accuses Infosys of spreading terrorism\nhttps://t.co/aepFIi5Uxo https://t.co/JKh7vqY3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@leading_nowhere https://t.co/QxeTj3930k .. look at infosys page 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fosys rolls out "driver-less golfing cart" to showcase the power of AI | Gadgets Now https://t.co/m0Z94c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@TVMohandasPai @nytimes @narendramodi You realised now only. What happened when u were in Infosys no idea abt Indi\xc3\xa2\xe2\x82\xac\xc2\xa6 https://t.co/3LAShJ9oQ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fosys Accelerates Private Cloud Adoption with Micro Focus SUSE Openstack Solution https://t.co/xt68aXiPB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engaluru: Email from unknown accuses Infosys of spreading terrorism\nhttps://t.co/aepFIi5Uxo https://t.co/JKh7vqY3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@yesvinay: Attending workshop on Android App Development by Infosys. Strongly feel students must take up building good apps as their fin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fosys introduces private cloud services built with Suse OpenStack - https://t.co/BQg7YUgoM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fosys Limited $INFY Expected to Announce Quarterly Sales of $2.78 Billion https://t.co/aiweDBFY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@rameshsrivats: Wow. A 100-rupee coin. Truly a Vishal Sikka. https://t.co/ee3Er3QIqQ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morePunita Sinha on Infosis boardobjectedTOby foundersbut Gujju Vishal Sikka sidestepped them1st3r PSUbut Pun\xc3\xa2\xe2\x82\xac\xc2\xa6 https://t.co/wnmQ9wtRA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ystifying AI ML DL with Vishal Sikka and real world examples https://t.co/xaXi5Se8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mystifying AI ML DL with Vishal Sikka and real world examples https://t.co/17rSrF5GEx via @diginomi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@manu4luv: Earlier Vishal Sikka now Sanjay Rajagopalan quits ?\n\nSeems its my turn now 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@Kailash111Bhati: #Gulzar \nVishal Sikka \nBarcelona \n#LordKabirGod has come on the earth in the form of #SantRampalJi \nWatch ? \nIshwar\xc3\xa2\xe2\x82\xac\xc2\xa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fosys gets a month to fix GSTN glitches https://t.co/UPiCCjmEj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@scbrief: Achieving Compliance To Foreign Supplier Verification Program (FSVP by @Infosys https://t.co/uTdd7FY0Kp #supplychain #logisti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ngratulations Sakshi for elected in Infosys.\n@TiwariTe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hieving Compliance To Foreign Supplier Verification Program (FSVP by @Infosys https://t.co/uTdd7FY0Kp #supplychain #log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ian IT company Infosys CEO Vishal Sikka resigns <text:s/>https://t.co/9ZeHygRjr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@AnilaSingh2 @TimesNow @BJP4India @BJP4UP @myogiadityanath If u were the founder of Infosys honestly can u tell me\xc3\xa2\xe2\x82\xac\xc2\xa6 https://t.co/8CzXRuJGc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0+ questions infosys bet it will be what all the acronyms and what they mean plus the quick keys and what they me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ma Cgm Group Signs Strategic Partnership With Infosys To Accelerate Of Its Informa. [https://t.co/85GNnMUzff]\xc3\xa2\xe2\x82\xac\xc2\xa6 https://t.co/DL5sQ1jxY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@Narryhyd: This is awesome.. we contribute in a small way with our Pocharam campus fully on solar.. @Infosys https://t.co/tWOChmfv6Q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#BPM Infosys Limited (INFY Position Increased by UBS Asset &amp;lt;b&amp;gt;Management&amp;lt;/b&amp;gt; Americas Inc\xc3\xa2\xe2\x82\xac\xc2\xa6 https://t.co/l5VZBFsZs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@Infosys_nmurthy - Respected Sir . I am ready for "earthshaking" invention that would become household name globally. Need your suppo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ar Infosys!\nWhat is the Procedure to Get Transfer to Kerala? ?\nHave Literally fell in love with the People... https://t.co/OmZshr8to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oracleemeaps: Congratulations to our @oraclepartners #EMEAps @infosys "Most Deals Booked" @OracleCloud #OracleMSP. Time to celebrate at\xc3\xa2\xe2\x82\xac\xc2\xa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owing #BookValue for #Infosys Ltd. #INFY https://t.co/JMmVKeAb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@manaman_chhina @menakadoshi Infosys ? Punita Sinha is govt apoint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enior Technology Architect - US @Infosys Richardson TX #AMIL #Oracle https://t.co/weLcue2xx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dk when I will study. God Bless me and Infosy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nfosys exam please be good to me 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fosys Limited $INFY Position Increased by UBS Asset Management Americas Inc. https://t.co/hvauNVyIE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nfosys Limited $INFY Position Increased by UBS Asset Management Americas Inc. https://t.co/1yhxoHVw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@DrGPradhan Structural reforms also needs some testing beforehand. No QA at all when Infosys tells on day of launch\xc3\xa2\xe2\x82\xac\xc2\xa6 https://t.co/LDRquTpZq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fosys Limited $INFY Position Increased by UBS Asset Management Americas Inc. https://t.co/55EnwVRh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fosys Limited $INFY Position Increased by UBS Asset Management Americas Inc. https://t.co/8gs2QKTo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@AshokKhemka_IAS: Larger war in Infosys is between ethics and more profits. Founders' vision is long term sustaining. Why conceal inquir\xc3\xa2\xe2\x82\xac\xc2\xa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@oracleemeaps @oraclepartners @Infosys @OracleCloud @oracleopenworld This is awesome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fosys SAP Technical and Functional Openings neeraj.agarwal@infosys.c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@RajeevSrinivasa Appalled that crappy article like this is endorsed by <text:s/>infosys co-fou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@BAF_Fund: Infosys arm to take Indian start-up tech to global #financial clients https://t.co/FcYZfWkLrZ <text:s/>#stocks #investment #Bitcoin #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lobal SmaGrid Data Analytics Market 2017: EMC Corporation SAS IBM SAP Verizon Infosys Accenture\xc3\xa2\xe2\x82\xac\xc2\xa6\xc3\xa2\xe2\x82\xac\xc2\xa6 https://t.co/fmsJzfuTd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ansform your customer experience platform with Infosys CX solutions https://t.co/qg1f3NBn4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isit Infosys powered #AI &amp;amp; #Automation Central to discover the best of content on AI &amp;amp; automation https://t.co/nhTrMRGky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@rohitkb1109: How to make #innovation mainstream in large companies? Infosys #ZeroDistance helps answer this #InfosysInsights https://t.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w to make #innovation mainstream in large companies? Infosys #ZeroDistance helps answer this #InfosysInsights https://t.co/Xe1G9FrSe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@Infosys: What are the near future implications of #AI in your industry? Read here https://t.co/FobFMLLPUR #InfosysInsights https://t.co\xc3\xa2\xe2\x82\xac\xc2\xa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fosys arm to take Indian start-up tech to global #financial clients https://t.co/FcYZfWkLrZ <text:s/>#stocks #investment\xc3\xa2\xe2\x82\xac\xc2\xa6 https://t.co/o6r8EKzy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hen Narayana Murthy started Infosys nobody believed software could be such a b... https://t.co/D9YASelX3b | ? by\xc3\xa2\xe2\x82\xac\xc2\xa6 https://t.co/P9nUGAiFl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@gauravaolbhatt: Retweeted Amit Malviya (@malviyamit:\n\nInfosys is run by dynasts..? This man is genius.. https://t.co/A0fTtSI2bF https: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@shuvankr: One BJP Minister's Wife also made Director of Infosys ..\nAhem Ahem ..\nCough Cough Cough\nunder #LootLoIndia scheme of Modi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@of_common @republic On tht I am with u. And @republic too asking these questions to govt. Infosys is responsible f\xc3\xa2\xe2\x82\xac\xc2\xa6 https://t.co/3lr3X1k91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@VicGovernor: A privilege to visit @infosys - an ICT leader in both Bengaluru and Victoria @TradeVictoria @InvestVictoria @AusCGChennai\xc3\xa2\xe2\x82\xac\xc2\x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fosys Finacle Lite powered by Red Hat Enterprise Linux and Jboss Middleware https://t.co/6wE1sZfdu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fosys introduces private cloud services built with Suse OpenStack - https://t.co/LadAzOCj4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 need 280 characters to gripe about my lazy fuck intro to infosys tea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@RdNitin: @vinodja98483211 Oh ok.... TCS Infosys L&amp;amp;T100s of Indian MNCs must also be targeted right?.. Anyways appreciate ur whole he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ne BJP Minister's Wife also made Director of Infosys ..\nAhem Ahem ..\nCough Cough Cough\nunder #LootLoIndia schem\xc3\xa2\xe2\x82\xac\xc2\xa6 https://t.co/fj60CpqNN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@in_tradingview: #INFY - Infosys 27-09-2017 Intraday &amp;amp; Positional - https://t.co/n4Bxgykxk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@surewrap: @republic Once digitisation is smooth ppl will be haapy and growth will accelerate.There are companies like Infosys TCS Wip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@republic Once digitisation is smooth ppl will be haapy and growth will accelerate.There are companies like Infosys\xc3\xa2\xe2\x82\xac\xc2\xa6 https://t.co/i6LwOAg6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fosys gets a month to fix GSTN glitches https://t.co/E6aTYM52X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@BSNLCorporate <text:s/>the 3G service which you give <text:s/>pathetic at many places of TVM including kazhakkottam (infosys campus. Please fix it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urrently no motivation in studying infosys if she\xc3\xa2\xe2\x82\xac\xe2\x84\xa2s just gonna tell me that i\xc3\xa2\xe2\x82\xac\xe2\x84\xa2m a fucking failure&amp;amp; how her other student is so much be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nline is no longer a suppomechanism to physical stores - <text:s/>Subhashis NathAVPSenior Industry Principal Infosys.\nhttps://t.co/LOqwmd8T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@AshDubey_: The issue is in defective software .. Infosys has delivered poor piece of code.They need to be penalized .. \nBut how come GS\xc3\xa2\xe2\x82\xac\xc2\x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@craigbrownphd: Huawei Partners with Infosys and Wapwag to Release Innovative Practices Based on Open Edge\xc3\xa2\xe2\x82\xac\xc2\xa6 https://t.co/JhlF06VqcZ #Big\xc3\xa2\xe2\x82\xac\xc2\xa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@GujralAshwani: \xc3\xa2\xe2\x82\xac\xe2\x80\x9c Ashwani Gujral Makes Fortune In Duel Between Narayana Murthy &amp;amp; Vishal Sikka https://t.co/mGDFOwsZA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@puneetsuppal: Amazing energy at the @Infosys booth 1602 at #OOW17. #InfosysAtOOW @InfosysEvents https://t.co/BJpqPCqj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in to win at the @Infosys booth at #OOW17 this week! #InfosysAtOOW #digitaltransformation https://t.co/WwqxjfBQh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mazing energy at the @Infosys booth 1602 at #OOW17. #InfosysAtOOW @InfosysEvents https://t.co/BJpqPCqj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luid flow #loved_it @ Infosys Mysore Campus https://t.co/ltmpnEj2j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@PurposefulAI: With #InfosysNia leverage knowledge to do incredible things at @oracleopenworld booth: #1602 https://t.co/ot4YxS3pFS #OOW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ith #InfosysNia leverage knowledge to do incredible things at @oracleopenworld booth: #1602 https://t.co/ot4YxS3pFS #OOW17 #AI @Infos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ere's a timeline of events of India\xc3\xa2\xe2\x82\xac\xe2\x84\xa2s second-largest software exporter #Infosys https://t.co/NHJSKYWYtC \xc3\xa2\xe2\x82\xac\xc2\xa6\xc3\xa2\xe2\x82\xac\xc2\xa6 https://t.co/DfVMQhBK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@NAR Infosys is dying 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@InfosysEvents: Explore the @Infosys #VR experience at #OOW17 for your chance to win a wireless travel keyboard! #InfosysAtOOW https://t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wachhta as service observed in the iconic trivandrum central rly station in association with infosys https://t.co/SFwQnCKzr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rivandrum central station provides a perfect setting for the spread of swachhta movement_ flash mob by infosys team https://t.co/bHKY17pml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ooking for a job in the @Oracle ecosphere? See Richard at #OOW17 booth 1602. #hiring #jobs #InfosysAtOOW\xc3\xa2\xe2\x82\xac\xc2\xa6 https://t.co/aOT0hLy8m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@rohit_amplifies: If you are present at #OOW17 then you should try your hand at the DM Magnet challenge at @Infosys @Panaya booth 1602 h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.@Infosys gives you the chance to win a wireless travel keyboard at both 1602 at #OOW17. What are you waiting for? https://t.co/w0p4q3x8B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f you are present at #OOW17 then you should try your hand at the DM Magnet challenge at @Infosys @Panaya booth 1602 https://t.co/NvRGK4L2n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@askGSTech Sir any video tutorials prepared regarding filling of Tran 1.???@GST_Council @adhia03 @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xplore the @Infosys #VR experience at #OOW17 for your chance to win a wireless travel keyboard! #InfosysAtOOW https://t.co/6yziRR1at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@Infosys: How can #travel and leisure industry bank on #IoT and apps to make travel personalized &amp;amp; enjoyable? https://t.co/eTumIv7zfW #I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@BankoftheWest in major tech #modernisation @Infosys @Finacle \xc3\x82\xc2\xbb #BankingTechnology https://t.co/2ZeelmY7E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e're ready for the show floor to open here at #OOW17! Meet our experts at booth 1602. #InfosysAtOOW\xc3\xa2\xe2\x82\xac\xc2\xa6 https://t.co/kKVxLXuug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lanning to order food online? Infosys #Automation Platform may have a hand in serving you. Learn more https://t.co/haKxj0R37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@BloombergQuint: #BQLive Hot Money | What's the outlook for Sun Pharma Infosys GAIL Cyient &amp;amp; Titan? Tune in to find out. https://t.co\xc3\xa2\xe2\x82\xac\xc2\xa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@InfosysEvents: #InfosysAtOOW: Ready for the #digitaltransformation storm? Know more at booth 1602! https://t.co/dKp9xFWJ9e #InfosysAtOO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fosys Accelerates Private Cloud Adoption with Micro Focus SUSE Openstack Solution https://t.co/t06SWP48I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#InfosysAtOOW: Ready for the #digitaltransformation storm? Know more at booth 1602! https://t.co/dKp9xFWJ9e\xc3\xa2\xe2\x82\xac\xc2\xa6 https://t.co/L6ANRleE9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anning to order food online? Infosys #Automation Platform may have a hand in serving you. Learn more https://t.co/9Gx4FyM0R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fosys #Automation Platform helps food service industry from web ordering to warehouse management to order https://t.co/P8NSNnKSa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oston Common Asset Management LLC Sells 3775 Shares of Infosys Limited $INFY https://t.co/Z90v0W5rr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eviewing Infosys Limited $INFY &amp;amp; Science Applications International Corporation $SAIC https://t.co/WtyF1DHcK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@Deishma: Infosys trading at $14.62. Likely to open Gap @ 920 if stays so by close ! https://t.co/aS6siVZsp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@sajeev1112 @Ananth_Krishna_ @ChandrusWeb news says Infosys has done it for Hindi. <text:s/>I assume it's the core banking\xc3\xa2\xe2\x82\xac\xc2\xa6 https://t.co/wMmZp6NSz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rocess Specialist https://t.co/hl26T9qdj9 Infosys\n Location : Mysore KA IN\nCompany: iBPO Job ID/Ref Code: Inf_... https://t.co/f2EKgzIt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@nanjappa_bs: Milestone celebrations @Infosys ! A big thank you to Infoscions and their families for a lifetime of contributions #ProudI\xc3\xa2\xe2\x82\xac\xc2\xa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@MinIT_Telangana \nThere should be branches of all IT companies like Infosys TCS etc in all district head quarters.\nAnd provide job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fosys trading at $14.62. Likely to open Gap @ 920 if stays so by close ! https://t.co/aS6siVZsp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@Indiana_EDC: Thanks to companies like @salesforce @Infosys @Emarsys @emplify &amp;amp; more who have helped shape #IN's growing reputation a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NFY 14.54 Infosys Ltd $INFY Std Dev +2.55. INFY Trading at 14.54 Day High 14.56 &amp;amp; Day Low 14.29 Change -0.05 <text:s/>https://t.co/4ub1N5Tvf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hanks to companies like @salesforce @Infosys @Emarsys @emplify &amp;amp; more who have helped shape #IN's growing reput\xc3\xa2\xe2\x82\xac\xc2\xa6 https://t.co/I7ql4dxK3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ndian Vendors need to look to DXC to understand their future. https://t.co/s0J3HsLVyz \xc3\xa2\xe2\x82\xac\xc2\xa6 #india @offshore #HCL #TCS #Wipro #infosys #DX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@Infosys: Planning to order food online? Infosys #Automation Platform may have a hand in serving you. Learn more https://t.co/VUj3Pluhd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&amp;amp;T Bank Corp Buys 590 Shares of Infosys Limited $INFY https://t.co/D7AWCdXLc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&amp;amp;T Bank Corp Buys 590 Shares of Infosys Limited $INFY https://t.co/SN8GcoHrV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&amp;amp;T Bank Corp Buys 590 Shares of Infosys Limited $INFY https://t.co/OA7WD88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@srvsofficial @askGSTech (4/nSo I like Modi and GST too but we must criticize how GSTN and @Infosys have created this most imported portal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xactly...when will Mr Infosys @KhiladiRulez realise this https://t.co/jK26dmVCA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pplied for my PF in June. Company says PF department not accept forms due to reconciliation. Please help @santoshgangwar @Infosys_B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hat is "computer science"? https://t.co/NehjgrI6FG via @Infosys w/ Alan Kay presenting "Rethinking CS Education"\xc3\xa2\xe2\x82\xac\xc2\xa6 https://t.co/30LAjtPV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lanning to order food online? Infosys #Automation Platform may have a hand in serving you. Learn more https://t.co/VUj3Pluhd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fosys Limited $INFY Shares Sold by Lazard Asset Management LLC https://t.co/pp8cAG4gV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US-based @BankoftheWest undergoes digital overhaul with the integration of @Infosys' Finacle more on\xc3\xa2\xe2\x82\xac\xc2\xa6 https://t.co/B86i9mEOk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ber threat to payment industry demands multi-layer defence\nhttps://t.co/3lgNSf1C6N #CyberSecurity #Security #payments #infosec #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@Ncherukupalli: How to make #innovation mainstream in large companies? Infosys #ZeroDistance helps answer this #InfosysInsights https://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@Ncherukupalli: Visit Infosys powered #AI &amp;amp; #Automation Central to discover the best of content on AI &amp;amp; automation https://t.co/T2qQ8ROg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isit Infosys powered #AI &amp;amp; #Automation Central to discover the best of content on AI &amp;amp; automation https://t.co/T2qQ8ROg6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w to make #innovation mainstream in large companies? Infosys #ZeroDistance helps answer this #InfosysInsights https://t.co/QdvX0qWx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aillie Gifford &amp;amp; Company Has Trimmed Infosys LTD Adr (INFY Position; Ansys Has\xc3\xa2\xe2\x82\xac\xc2\xa6 https://t.co/hzvUmqzMjw https://t.co/fbKP6MSgN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@kbsconsultants: Failure of GST Network 2 accept returns is the cause 4 lower tax collections.Proves that #Infosys is incompetent n shou\xc3\xa2\xe2\x82\xac\xc2\xa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@WMBtweets: India's leading companies including @Infosys @TataMotors @MahindraRise @DalmiaBharat + @Wipro are taking action #RE100 @CDP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nfosys friday..... wearing pyjamas to office... justliketh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ndranil Mukherjee VP &amp;amp; Head \xc3\xa2\xe2\x82\xac\xe2\x80\x9c @Oracle Practice @Infosys. will be present at booth 1602 at #OOW17 to meet you! https://t.co/2GlSpOVkQ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.@Oracle solutions coupled with next-gen tech fetch best biz results. Know more about @Infosys solutions at #OOW17 https://t.co/20P135YI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@LondonTech_: ADHamilton91: I'll be chatting to Infosys Misys Temenos D+H and Taskize today at #Sibos - let me know if you have an\xc3\xa2\xe2\x82\xac\xc2\xa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#businesses some time needs new #ceo for #Resurrection #revitalization rather then #development #uber #ford #infosys.https://t.co/MbaVQRfIn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Just for a little while... #infosysconsulting (@ Infosys Consulting in Central Hong Kong https://t.co/8pFcPefCAr https://t.co/q8uEnVTD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@ManishTewari @drajoykumar @RajivKumar1 Sir As per @Infosys_nmurthy <text:s/>"While we all Trust God rest of us have to bring data to the table.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ngina pagod infosys and it\xc3\xa2\xe2\x82\xac\xe2\x84\xa2s not even done yet 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hoInterest in Infosys Limited $INFY Decreases By 4.9% https://t.co/zuBfG8JNa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hoInterest in Infosys Limited $INFY Decreases By 4.9% https://t.co/XIcVvD0C3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hoInterest in Infosys Limited $INFY Decreases By 4.9% https://t.co/1RWGC4nnW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@_SocialStory: #Infosys signs an MoU with #IISc Bangalore for 5 cr to improve research on infectious diseases https://t.co/l7fNOsuAiU h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#3Dprinting is making a dent in niche areas but not across traditional #mfg. Good @Infosys article https://t.co/EAPqKh3X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@askGSTech @GST_Council @adhia03 @Rishikova Sir Infosys person at seva Kendra chennai was unable to resolve our iss\xc3\xa2\xe2\x82\xac\xc2\xa6 https://t.co/NDBXLKsZ4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#Infosys signs an MoU with #IISc Bangalore for 5 cr to improve research on infectious diseases\xc3\xa2\xe2\x82\xac\xc2\xa6 https://t.co/2R9syzm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@loosebool it not show incompetence of Infosys rather than the govt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pot Offer For Infosys BPO In The Whitehorse Call Nisha@9342431049 https://t.co/DedDQnn2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@loosebool The GSTN network developed and built by Infosys. They were given contract in Sept 2015 and had said they\xc3\xa2\xe2\x82\xac\xc2\xa6 https://t.co/v6moNiAXl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@kishamarietan: Failed my infosys hands-on exam today ? milktea please 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@hpccsystems Community Day started and nobody can stop it! #HPCCSummit Thanks @Cognizant @Infosys @DatumSoftware fo\xc3\xa2\xe2\x82\xac\xc2\xa6 https://t.co/DfXTKcpP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 just did the #HourOfCode - check it out! (Thanks @infosys for supporting @codeorg https://t.co/DHJ6NFEnH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#Infosys bags deal from KONE to set up Helsinki design centre https://t.co/XRHY7rqZwA https://t.co/ubwJn8fPW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@SHALAKHANDI How invoice matching will work? \nWhat about refund?\nAbove all what about shitty Infosys\xc3\xa2\xe2\x82\xac\xe2\x84\xa2s GSTN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ONE Selects Infosys to suppoits IT\xc3\x82\xc2\xa0Transformation https://t.co/CmvfIero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ailed my infosys hands-on exam today ? milktea please 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nfosys bags deal from KONE to set up Helsinki design centre - Economic Times: Economic Times Infosys bags deal\xc3\xa2\xe2\x82\xac\xc2\xa6 #design #news #tod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nfosys bags deal from KONE to set up Helsinki design centre https://t.co/cM0OJxImP5 #Economics https://t.co/yDVxM81bV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nfosys bags contract from KONE to set up Helsinki design centre https://t.co/27CWAqdK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@bsindia: .@Infosys bags contract from KONE to set up Helsinki design centre https://t.co/2TvOuGcb0l https://t.co/ETXkAMjL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ONE selects @Infosys to suppoits IT Transformation. Infosys to establish Design &amp;amp; Innovation Center in Helsinki https://t.co/p9dZII3VJ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.@Infosys bags contract from KONE to set up Helsinki design centre https://t.co/2TvOuGcb0l https://t.co/ETXkAMjL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@Infosys Positioned in the Winner\xc3\xa2\xe2\x82\xac\xe2\x84\xa2s Circle of @HfSResearch Research Blueprint Repofor Energy Operations 2017 https://t.co/whvwutZNU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nfosys to SuppoDigitization of\xc3\x82\xc2\xa0KONE https://t.co/lpaJTU3cG4 https://t.co/XB5ctMsvk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nfosys bags deal from KONE to set up Helsinki design centre https://t.co/lbMiD7MZj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ew post: Infosys bags deal from KONE to set up Helsinki design centre https://t.co/ANv9yncp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@Infosys: Infosys wins three prestigious @Oracle excellence awards for specialized partner #cloud services. Read more https://t.co/pBWHW\xc3\xa2\xe2\x82\xac\xc2\xa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nfosys and Renishaw Announce Metal Additive Manufacturing Partnership https://t.co/1GUCwyyf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nfosys bags deal from KONE to set up Helsinki design centre https://t.co/erp3J7akd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nfosys bags deal from KONE to set up Helsinki design centre https://t.co/MAoDAKULW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nfosys bags deal from KONE to set up Helsinki design centre https://t.co/RPrNmsc1f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nfosys bags deal from KONE to set up Helsinki design centre https://t.co/q0ZI9BTVL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nfosys bags deal from KONE to set up Helsinki design\xc3\x82\xc2\xa0centre https://t.co/i7T5el2vkQ https://t.co/QYeBNa01B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elcome Infosys Limtied to HPE Customer Experience Centre #beHPE https://t.co/ReeGiySlD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nfosys tech briefing at our CEC in London. Lots of great interaction and knowledge sharing #BeHPE #Partnerfirst\xc3\xa2\xe2\x82\xac\xc2\xa6 https://t.co/5f69tlKi9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obeW. Baird Reiterates Hold Rating for Infosys Limited $INFY https://t.co/e3bpXALqT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ttps://t.co/rCXImWgWga\nInfosys bags deal from KONE to set up Helsinki design centre https://t.co/UvpHBktT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@SushilModi We hope under your able leadership <text:s/>&amp;amp; after visit to Infosys center GSTN network issue will be resolved so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@Infosys: .@KONECorporation selects Infosys to suppoits IT #transformation. Read the press release here: https://t.co/sSXnjSsWFI http\xc3\xa2\xe2\x82\xac\xc2\xa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@Infosys: @KONECorporation @Koskelin Our transformation &amp;amp; service improvement roadmap will reduce systems related disruptions to KONE\xc3\xa2\xe2\x82\xac\xe2\x84\xa2s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nfosys Limited's hold rating reiterated at RobeW. Baird. $16.00 PT. https://t.co/F3uEFOWOVt $INFY #INF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@tonetag: Expedite the checkout process through #Sound-based payments. #Finacle #Infosys #Contactless https://t.co/14E80EHKj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Infosys Receives E-mail Threat | ?????? ????\nSuddi TV #Infosys #Email #News #Threat\nhttps://t.co/7ao167x8TY https://t.co/FnXE1PQ9T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@livemint: Infosys bags deal from KONE to set up Helsinki design centre https://t.co/BGtdCYe80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nfosys bags deal from KONE to set up Helsinki design centre https://t.co/BGtdCYe80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nfosys bags deal from KONE to set up Helsinki design centre https://t.co/EJWPEXCOd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fosys bags deal from KONE to set up Helsinki design cent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nfosys bags deal from KONE to set up Helsinki design centre https://t.co/DadUBbgroO https://t.co/vBQjOayY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atya Infosys is looking candidates for Gurgaon Location in following technologies.\xc3\x82\xc2\xa0\n\nPerks will be best as per indu\xc3\xa2\xe2\x82\xac\xc2\xa6https://t.co/jeBtLlNMW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rporate News: Infosys: Gets Order From Kone To SuppoI.T Trans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fosys bags deal from KONE to set up Helsinki design centre https://t.co/qfJq1U1n3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ISc Infosys Foundation put their weight\xc3\x82\xc2\xa0together https://t.co/Ghdnl0SBK1 https://t.co/cfPqbmWre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ISc Infosys Foundation put their weight\xc3\x82\xc2\xa0together https://t.co/ovJ7yA57oF https://t.co/pmv7L8URy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.@Infosys bags deal from @KONECorporation <text:s/>to set up Helsinki design centre https://t.co/xuisA2uNf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nfosys Have Urgent Hiring For Following Job\nClick on https://t.co/b4nsjDYRCc to... https://t.co/KhBXEyF58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nfosys Have Urgent Hiring For Following Job\nClick on https://t.co/nKN8vYbqCT to... https://t.co/2Cs3xMywG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nfosys Have Urgent Hiring For Following Job\nClick on https://t.co/b4nsjDYRCc to... https://t.co/KvKTBlLC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nfosys Have Urgent Hiring For Following Job\nClick on https://t.co/nKN8vYbqCT to... https://t.co/OprNmkXx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fosys Have Urgent Hiring For Following Job\nClick on https://t.co/nKN8vYbqCT to Apply https://t.co/SYIpWTmGF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.@KONECorporation selects Infosys to suppoits IT #transformation. Read the press release here: https://t.co/IEDR4eHe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@Consultancy_in: #Innovation in #payments space \xc3\xa2\xe2\x82\xac\xe2\x80\x9c\n @Infosys partners with #FinTech firm @tonetag to enable paying with sound waves \xc3\x82\xc2\xbb htt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nfosys Limited Receives a Hold from RobeW. Baird $INFY https://t.co/K1NRlpVr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nline Pharmacy Store Medicine Information \xc3\xa2\xe2\x82\xac\xe2\x80\x9c Drug Infosys #medicine #information #pharmacy #store #drug #store... https://t.co/NP2ps6Cf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@oracleemeaps: ? 4:45 PM\nAttend this session with @Infosys @HitachiOracle @RicohTweets #Oracle on #Java development. #OOW17 #EMEAps http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@imravikumars: Infosys Wins Three Prestigious Oracle Excellence Awards for Specialized Partner Cloud Services /PR Newswire India/ https:\xc3\xa2\xe2\x82\xac\xc2\xa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ONE Selects Infosys to Suppoits IT Transformation - ... https://t.co/XjuStS9c6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@Infosys: @Oracle @oracleemeaps @oraclepartners We are proud to be collaborating with Oracle as a Cloud Elite Partner in empowering &amp;amp; ac\xc3\xa2\xe2\x82\xac\xc2\xa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ishal Sikka as new CEO of Infosys. First thing he said is to bring change. Coincidence? I think not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@mediacrooks: Shameful organisation of 10K/20K dinners shows hw disconnected w India..Infosys cronies of @AamAadmiParty are.. #Imitating\xc3\xa2\xe2\x82\xac\xc2\xa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DA govt gives GSTN project to Infosys its ceo gives few crores to The Wire &amp;amp; they write against Shah's son. #LiesAgainstSh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@biswajeetdash Infosys need to fix defects in software by Dec - i heard. that's prob\n\n2nd: Slabs of Tax shd narrow further to lower levels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@Infosys: #AI is making its way into our daily lives like never before. Find best of content on AI and #automation here. https://t.co/AW\xc3\xa2\xe2\x82\xac\xc2\xa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@iAsura_: @mediacrooks @AamAadmiParty @ibnlive @ndtv Infosys is the JNU of Indian IT sector!!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Infosys under Nandan Nilekani: Focus is on business metrics: Firm is widely expected to repoflat Q2 results and\xc3\xa2\xe2\x82\xac\xc2\xa6\xc3\xa2\xe2\x82\xac\xc2\xa6 https://t.co/an6ABav4B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@Bhairodgi: @polldec GST software is developed by Infosys. Because of incomplete of software govt and people are suffering. Modi govt sh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@polldec GST software is developed by Infosys. Because of incomplete of software govt and people are suffering. Mod\xc3\xa2\xe2\x82\xac\xc2\xa6 https://t.co/QPcEXXldE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Understand she was thrown out of ET in disgrace.....yet those in Infosys felt otherwise? https://t.co/KOEvjrWv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nfosys under Nandan Nilekani: Focus is on business metrics - Contrary to popular reaction he added \xc3\xa2\xe2\x82\xac\xc5\x93from an ... https://t.co/bgYv0h0w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@KiranKS: Usually water flows to Tamil Nadu from Karnataka through KRS dam.\nThis time a change in plan. Through Infosys campus ? https:/\xc3\xa2\xe2\x82\xac\xc2\xa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@vikrameffects: @jamewils I wonder how @Infosys people will code /program the changes 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nfosys Limited (INFY Shares Bought by Peapack Gladstone Financial Corp https://t.co/cXhpQQT6D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@Infosys: Companies that adopt the #AR &amp;amp; #VR experience early on will be positioned for market dominance in the years to come. https://t\xc3\xa2\xe2\x82\xac\xc2\xa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@iAnkurSingh @ShefVaidya Surprisingly or shockingly it seems Rohan Murty S/o: Narayan Murthy of Infosys contributed a cror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@barbarindian: Blow to Infosys shareholders. https://t.co/NmsZRVIzU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nfosys under Nandan Nilekani: Focus is on business metrics - Firm is widely expected to repoflat Q2 results... https://t.co/oIihfQ6IQ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@bharat_builder: Now Infosys and Wipro which have funded @thewire_in <text:s/>are anti national! <text:s text:c="2"/>???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ake information system manufactured by a news website called 'The Wire' funded by Big shot shareholders of @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nfosys under Nandan Nilekani: Focus is on business metrics - Firm is widely expected to repoflat Q2 results... https://t.co/NAeDv8jND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nfosys Limited $INFY Downgraded by Zacks Investment Research https://t.co/iQ1HI9sxY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ew post (Indian ADRs: Infosys HDFC Bank Dr Reddy#39;s Labs Wipro fall; Tata ... has been published on New ...\xc3\xa2\xe2\x82\xac\xc2\xa6 https://t.co/u8elQkeTZ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Infosys Limited $INFY Downgraded by Zacks Investment Research https://t.co/JmDNi2664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t\xc3\xa2\xe2\x82\xac\xe2\x84\xa2s not your problem so you wouldn\xc3\xa2\xe2\x82\xac\xe2\x84\xa2t give me a reasonable validation inless I put infosys on it maybe $$$ yep I get it ?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re we go infosys try or die tomorrow ?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nfosys Limited $INFY Downgraded by Zacks Investment Research https://t.co/G9foYdhAI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nfosys Limited $INFY Downgraded by Zacks Investment Research https://t.co/jLFYIOSDC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nfosys Limited\xc3\xa2\xe2\x82\xac\xe2\x84\xa2s $INFY \xc3\xa2\xe2\x82\xac\xc5\x93Hold\xc3\xa2\xe2\x82\xac\xef\x86\x9d Rating Reaffirmed at RobeW. Baird https://t.co/AekCfPH6b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nfosys Limited\xc3\xa2\xe2\x82\xac\xe2\x84\xa2s $INFY \xc3\xa2\xe2\x82\xac\xc5\x93Hold\xc3\xa2\xe2\x82\xac\xef\x86\x9d Rating Reaffirmed at RobeW. Baird https://t.co/qro72BSCL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nfosys Limited\xc3\xa2\xe2\x82\xac\xe2\x84\xa2s $INFY \xc3\xa2\xe2\x82\xac\xc5\x93Hold\xc3\xa2\xe2\x82\xac\xef\x86\x9d Rating Reaffirmed at RobeW. Baird https://t.co/zVh6N1FS3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ducating poor children for 17 years this organisation has alumni working for Infosys and Taj today\nhttps://t.co/wBNGr1wP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@Infosys: Stories connect people with #ideas. Our #ZeroDistance method cards help you articulate ideas better https://t.co/H4S0TPI4ha #D\xc3\xa2\xe2\x82\xac\xc2\x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@saurabhchandra This is why I said the other day that I was surprised Infosys didn't build on the KA VAT system. Th\xc3\xa2\xe2\x82\xac\xc2\xa6 https://t.co/0Tz9HzVyD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nfosys violated corporate governance norms with Nilekani appointment: SES - https://t.co/5PxobYcPe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nfosys introduces private cloud services built with Suse OpenStack - https://t.co/IL9imYGQ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@acharya27: @rishibagree @thewire_in @Ram_Guha how come infosys owners gave the IPSMF on a platter to Ashish dhawan to run who is a priv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ecoz their patrons like Infosys and wipro patrons asked them not to https://t.co/IAHuWDnc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@InfosysCareers: Give it up for the @Infosys Women of Color STEM Conference award winners! #STEMisagirlthing @WOCTechnology #womenintech\xc3\xa2\xe2\x82\xac\xc2\xa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@kaushikcbasu: Infosys Prizes aid progress by encouraging creativity. Jury work for Social Sciences ended today. Previous winners\nhttps:\xc3\xa2\xe2\x82\xac\xc2\xa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@rishibagree @thewire_in @Ram_Guha how come infosys owners gave the IPSMF on a platter to Ashish dhawan to run who\xc3\xa2\xe2\x82\xac\xc2\xa6 https://t.co/jYgiHX4B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nfosys Whistleblower Files Another Lawsuit Against Indian IT Giant Whistleblower Information https://t.co/zRz1O7EpK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@rishibagree @thewire_in @Ram_Guha Ashishs firm chryscapital has to be probed for insider trading in infosys and wi\xc3\xa2\xe2\x82\xac\xc2\xa6 https://t.co/8T4RdWGdn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@indomitablesoul: Happy Diwali @rohinisghET @svaradarajan and now @thewire_in would need even more funds. Infosys can help may be ??? #L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@NandanNilekani: Joined @Infosys at 26 re-joined it at 62. Life does turn full circle!</text:p>
          </table:table-cell>
          <table:table-cell office:value-type="float" office:value="8526" calcext:value-type="float">
            <text:p>85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RN had lot of allegations against Vishal Sikka ?What abt @thewire_in which is being funded using his money 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@lopamudra309: #Infy <text:s/>CEO Vishal Sikka resigns ...#Infosys \n\nand I am resigning #Twitter <text:s/>?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@AmitShah @arunjaitley Yashwant Sinha is acting like Narayana Murthy of Infosys but @narendramodi is not Vishal Si\xc3\xa2\xe2\x82\xac\xc2\xa6 https://t.co/FipJf7h9P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@ashwani_mahajan: Vishal Sikka as Infosys CEO: From controversy over salary to resignation letter | business-news | Hindustan Times http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ishal Sikka as Infosys CEO: From controversy over salary to resignation letter | business-news | Hindustan Times\xc3\xa2\xe2\x82\xac\xc2\xa6 https://t.co/IadSVfOhG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 added a video to a @YouTube playlist https://t.co/XQ6z1nWOK1 Market Opportunity Created by Convergence of IT/OT with Vishal Sikka 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@apdevforum: ANSR(Backed by Accel PartnersInfosys is setting up Rs 1000 crore facility at Visakhapatnam. 10 acres allotted.\nhttps://t\xc3\xa2\xe2\x82\xac\xc2\xa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@jairajp: Pity that Mr. Pai did not have Kakhi Chaddi when he was Infosys CFO else company could've Earned Big by building Huge Statues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ity that Mr. Pai did not have Kakhi Chaddi when he was Infosys CFO else company could've Earned Big by building H\xc3\xa2\xe2\x82\xac\xc2\xa6 https://t.co/kpZIIRazB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oot overbridge to come near @mytechnopark phase II campus\n https://t.co/AvMVm6qEHs @Infosys @USTGlob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nfosys trains technicians like fighter pilots able to respond to changing conditions. Note their "soft skills" https://t.co/2ntECyaaU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@dineshwadera @askGST_GoI @GST_Council @Infosys We have no issue. More people get benefited from Octa GST happier we will b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Employees of the Infosys Mangalore DC's Charitable Trust PRERANA recently organized Pratibha Poshak -\xc3\xa2\xe2\x82\xac\xc2\xa6 https://t.co/TytlFXpo5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rrowstreet Capital Limited Partnership Acquires Shares of 1233166 Infosys Limited $INFY https://t.co/E6TZcUhu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@octagst @askGST_GoI @GST_Council @Infosys I hv posted d link of ur site on my site. hope you dont mind. If u hv an\xc3\xa2\xe2\x82\xac\xc2\xa6 https://t.co/iSCXN8a04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rrowstreet Capital Limited Partnership Acquires Shares of 1233166 Infosys Limited $INFY https://t.co/bRiYufiaD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@cisco_in: Excited to hear Mr Ashok Kumar from Infosys on their Software-Defined Access network transformation journey at #IndiaTNI http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rrowstreet Capital Limited Partnership Acquires Shares of 1233166 Infosys Limited $INFY https://t.co/Spqn78kJ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rowstreet Capital Limited Partnership Acquires Shares of 1233166 Infosys Limited $INFY https://t.co/lbAznF0Y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hen Karnataka CM Dharam Singh visited the Infosys campus he was repeatedly asked one question: When would... https://t.co/ikKnOquE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#Infosys share buyback: An arbitrage opportunity | 11 October 2017\n\n*****\n\nhttps://t.co/R4FTAI7Fb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@BloombergQuint: Infosys remakes its internal training program takes cues from flight schools. \nhttps://t.co/i484sAazbY https://t.co/zC\xc3\xa2\xe2\x82\xac\xc2\xa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nfosys bags deal from KONE to set up Helsinki design centre https://t.co/72dXDMyQ6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@octagst @askGST_GoI @GST_Council @Infosys My best wishes.. Keep creating great things.. GST sufferers will be bless you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@dineshwadera @askGST_GoI @GST_Council @Infosys Thanks. We are just a bunch of people who think technology should s\xc3\xa2\xe2\x82\xac\xc2\xa6 https://t.co/t3jzG5XH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nteresting...an uncommon and unconventional move by @Infosys #Infosys #Infy #IT #India \nhttps://t.co/wE44trN94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@cisco_in Informative session from Shri Ashok Kumar from 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@Infosys: How will #AutonomousVehicles impact other industries like #healthcare and #hospitality? Read here https://t.co/nG4wgq34ry http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@TVMohandasPai Infosys should build a NRN statue to get into profit. #BhaktLog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@Lutyensmafia: When an idiot from Infosys cald SNagasundaram teaches economics 101 to @Swamy39 it just shows how lil economics dolts fro\xc3\xa2\xe2\x82\xac\xc2\xa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#indiatni policies and mobility gr8 by 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xcited to hear Mr Ashok Kumar from Infosys on their Software-Defined Access network transformation journey at\xc3\xa2\xe2\x82\xac\xc2\xa6 https://t.co/xwJj8aNqA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@vaitheek: With current and future authors all passionate members of @Infosys #bookclub talking about #FailingtoSucceed https://t.co/xY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@sun_walia: Very insightful discussion today with @virmani_sumit @suyog. Thank you for hosting @pfersht @BramWeerts @Infosys today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@octagst Hey who are you guys..?? you are far better than @askGST_GoI @GST_Council and @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@InfosysCareers @OfficialUoM @Infosys Please send mine to the IL office in HK! Size M. Thanks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nfosys share buyback: An arbitrage opportunity [-0.03]: https://t.co/KMOiw5RzZo https://t.co/elKUGqps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nfosys Limited $INFY Position Lowered by Earnest Partners LLC https://t.co/1ABUKnSPl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fosys Limited $INFY Position Lowered by Earnest Partners LLC https://t.co/52jArxpf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@sun_walia: All of @Infosys_BPO leadership team at lunch with @HfSResearch @pfersht @BramWeerts. Amazing thoughts <text:s/>ideas and great food\xc3\xa2\xe2\x82\xac\xc2\xa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@shruthibopaiah @Mickeymehta @Infosys Interesting name 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@bennedose: @SirBullyMammoth Infosys glasshouse needing 24x7x365 airconditioning. In Bengaluru https://t.co/fk1R9grz2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ab your #InfosysInStep shi@OfficialUoM #BigCareersFair &amp;amp; learn about #internships at @Infosys #InfosysOnCampus\xc3\xa2\xe2\x82\xac\xc2\xa6 https://t.co/QJfGPTsF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#Infosys makes public offer to buyback shares\nhttps://t.co/6nTKsBF96u \n#InfosysLtd #ITSector #StockMarket https://t.co/K3uYTJio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nfosys Treats Its New Recruits Like Fighter Pilots https://t.co/hG37niqj7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@theugiindia: United Group of Institutions welcomes Infosys for their placement drive at our campus.\nBest of luck to all appearing candi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@inspireinfyhyd: Girl students at Infosys Hyderabad SEZ #Inspire On International Girls Day. https://t.co/Kjh8cA5ew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@PeopleMatters2: .@Infosys BPO steals the show for Accelerating Leadership Development. Congratulations winners. #LnDLeague https://t.co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#3Dprinting is making a dent in niche areas but not across traditional #mfg. Good @Infosys article https://t.co/Drg3v79t2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T reboot: How Infosys TCS Wipro &amp;amp; HCL are re-skilling employees to beat automation https://t.co/YweNLHwnj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@FinancialXpress: Why #Infosys\xc3\xa2\xe2\x82\xac\xe2\x84\xa2 new training program is modeled on a flight school\nhttps://t.co/fmB4T5ErxZ https://t.co/O70YPK2Qr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lobal Third Party Banking Software Market 2017 - TIBCO and SAP Oracle Infosys Cap Gemini and Accenture Deltek\xc3\xa2\xe2\x82\xac\xc2\xa6 https://t.co/OGftiKw7C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odak moment wth Mr Narayana Murthy- National School Leadership Award- Mahindra World School @Infosys_nmurthy\xc3\xa2\xe2\x82\xac\xc2\xa6 https://t.co/Q2xM90Zdd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@shruthibopaiah: So good to meet @Mickeymehta in person @Infosys #shoonayam #quotient #wayoflife #infydiaries #Holistic #healthguru #lig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@GoNews24x7: Infosys sets out to model classes on flight simulators that teach recruits to work faster think for themselves &amp;amp; anticipat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o good to meet @Mickeymehta in person @Infosys #shoonayam #quotient #wayoflife #infydiaries #Holistic #healthguru\xc3\xa2\xe2\x82\xac\xc2\xa6 https://t.co/UdNvhXO1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fosys Treats Its New Recruits Like Fighter Pilots https://t.co/2PdAUMipWt @ndtv ?????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@sun_walia: Thank you @Infosys_BPO for hosting us @HfSResearch @BramWeerts @pfersht @PranayJuyal @MadhusudanMenon. https://t.co/ssAtA1y6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@Caro_Flaissier: #Digital #Innovation @Infosys campus in #Bangalore! #designthinking thinking for all #FrugalInnovation #DigitalTransfor\xc3\xa2\xe2\x82\xac\xc2\xa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o pass infosys https://t.co/DUyGb3CN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View from mah room in #Pune dc <text:s/>??? #Infy yuh nvr failed to surprise me? #ILovedTheRoom ? #Infosys #Pune https://t.co/nXJxd1QQB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@Salz_Er: Building #Banking #Ecosystems Through #Collaboration https://t.co/CpdkYJ9hm2 @Finacle @LetsTalkPaymnts @Infosys @TechCrunch @B\xc3\xa2\xe2\x82\xac\xc2\xa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uilding Banking Ecosystems Through Collaboration: How FinTechs Are Partnering With Infosys Finacle to Achieve\xc3\xa2\xe2\x82\xac\xc2\xa6\xc3\xa2\xe2\x82\xac\xc2\xa6 https://t.co/euOOXLoHD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t Infosys a new training program modeled on flight school\nhttps://t.co/Bd0d3p16j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@Infosys Tried 2 get though my relative at infosys banglore what idiot high headed operator. Would not transfer line despite information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fosys sets out to model classes on flight simulators that teach recruits to work faster think for themselves &amp;amp; a\xc3\xa2\xe2\x82\xac\xc2\xa6 https://t.co/QfKiHzFYv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hank you @Infosys_BPO for hosting us @HfSResearch @BramWeerts @pfersht @PranayJuyal @MadhusudanMenon. https://t.co/ssAtA1y6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ew post: Indian shares edge higher; Infosys Lupin lead https://t.co/JepyNJner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hank you @pfersht @BramWeerts @sun_walia for the wonderful session today #infosys #learnings https://t.co/46EIq3U8b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'm at Infosys Limited in Hyderabad Andhra Pradesh https://t.co/2cqHXuGeQ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dia: Disclosure Of Infosys Whistleblower Investigations \xc3\xa2\xe2\x82\xac\xe2\x80\x9c What Does The Law Demand? \nMondaq News Alerts \nInfosys received anonymous whist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@c2cod: Drum roll! For our 2nd lucky draw winner - Cheryl Victor from Infosys Leadership Institute. Congrats Cheryl. @PeopleMatters2 #Ln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ew post: Indian shares edge higher; Infosys Lupin lead https://t.co/kWsJYGCvb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emenos 1 Infosys 0 - Temenos bags major deal from Santander\xc3\xa2\xe2\x82\xac\xe2\x84\xa2s Openbank - Retail Banker International https://t.co/JQPHkLFHD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ndia: Disclosure Of Infosys Whistleblower Investigations \xc3\xa2\xe2\x82\xac\xe2\x80\x9c What Does The Law Demand? - https://t.co/vPSnOmNgE8 #GoogleAler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#TEDx #Infosys #ship #dawn #iphonese @ Infosys Campus Trivandrum https://t.co/PxRBlHlzV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t @Infosys a new training program modeled on flight school <text:s/>https://t.co/jaRIR9C7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rum roll! For our 2nd lucky draw winner - Cheryl Victor from Infosys Leadership Institute. Congrats Cheryl.\xc3\xa2\xe2\x82\xac\xc2\xa6 https://t.co/I7ZHmrvKk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rip Infosys Technology - WordPress Programmer : Jobs in Nepal https://t.co/bQkd4MkM9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@pivotaliQ: What now for @Infosys after the resignation of CEO @vsikka? @pivotaliQ's @A_J_Burgess has his fingers crossed\xc3\xa2\xe2\x82\xac\xc2\xa6 https://t.co/\xc3\xa2\xe2\x82\xac\xc2\xa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@malinibhupta: For all the bluster Vishal Sikka and gang have not been able to explain to regulators his resignation on 18 August befor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or all the bluster Vishal Sikka and gang have not been able to explain to regulators his resignation on 18 August before buyback mee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@vikramadhiman @ldavidmarquet Vishal Sikka made this a compulsory training for every Infy employee.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@Infosys: In this blog we explore how #AI models capitalize on #BigData to reinvent #logistics industry. https://t.co/7KEdDZ6lwG https:\xc3\xa2\xe2\x82\xac\xc2\xa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rowsing Infosys B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@ActivistInsight: Infosys announces buybacks. Founders will tender shares https://t.co/sirqWV8jA2 $INF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@auglebjerg: @ranganathmd of @Infosys tells #EYReporting what it takes to be a CFO in the digital age. https://t.co/C7Kku3AHz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@PeopleMatters2 @BajajAllianz @Alkem_Lab @ConcentrixIND @Infosys_BPO Congrats to all the winners...very well deserv\xc3\xa2\xe2\x82\xac\xc2\xa6 https://t.co/iErpsiDry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@PuneCityPolice @harry_kul @Infosys I thinks thts not enough. There are atleast 100 + bikes and atleast 10 -15 four\xc3\xa2\xe2\x82\xac\xc2\xa6 https://t.co/QnulTEif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@RHatewar @harry_kul @Infosys Sir we took action on 15 vehicles &amp;amp; Charged them.\n\nRegards Api Raut hinjavadi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@sarkar_swati which bjp guy? though largely funded by infosys gu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@Infosys: Why is it important for organizations to move from competition to 'Coopetition'? Read to find out https://t.co/sRs1G2z7OF @jos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@Infosys: Infosys rated highly among peers in energy operations by HfS at the latest <text:s/>blueprint repofor Energy Operations https://t.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@ruribeir: At #Money2020 @CiscoFSI @ACI Worldwide @DBS Bank and @Infosys discuss where #FinTech will take us in 3-5 yrs. https://t.co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@PuneCityPolice @CPPuneCity @Infosys @Infosys_nmurthy Infy says they charge Parking inside campus to motivate emplo\xc3\xa2\xe2\x82\xac\xc2\xa6 https://t.co/z2kme5yV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@PuneCityPolice @CPPuneCity @Infosys @Infosys_nmurthy Pune police you will take action against irrant infosys emplo\xc3\xa2\xe2\x82\xac\xc2\xa6 https://t.co/jiBh7Xh56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t #Money2020 @CiscoFSI @ACI Worldwide @DBS Bank and @Infosys discuss where #FinTech will take us in 3-5 yrs.\xc3\xa2\xe2\x82\xac\xc2\xa6 https://t.co/nL128NJS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t #Money2020 @CiscoFSI @ACI Worldwide @DBS Bank and @Infosys discuss where #FinTech will take us in 3-5 yrs.\xc3\xa2\xe2\x82\xac\xc2\xa6 https://t.co/3u72KzCv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@TheBullBull any views on Infosys for retail investors to benefit from buyback? Buy at current levels and sell on buyback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@NandanNilekani @kiranshaw @rajeev_mp @Infosys. This city needs all people to come together and be save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nfosys shareholders clear Nilekani's appointment as Chairman - https://t.co/PpWu1ZewL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@MhaskarChief: Overall headcount at Infosys Cognizant Tech Mahindra Wipro\xc3\x82\xc2\xa0is ~760000. Out of which minimum 58000 will fall for #Pi\xc3\xa2\xe2\x82\xac\xc2\xa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t around 9pm also traffic in Hinjawadi??? queue of vehicles 4m Infosys ph1 towards shivaji chouk.@PuneCityPolice @RidlrPu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#COTradeMission and our founder @codycornell are in Bangalore today to talk with India-based @infosys &amp;amp; @Wipro. https://t.co/vl2GCtKBK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nfosys rated highly among peers in energy operations by HfS at the latest <text:s/>blueprint repofor Energy Operations\xc3\xa2\xe2\x82\xac\xc2\xa6 https://t.co/PFaSlb4RH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@likhith51325977: Even all the other MNCs like InfosysTCSWipro have sent doj long back.I wonder whats going in tech_mahindra\n #termina\xc3\xa2\xe2\x82\xac\xc2\xa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@sid_dharth: @Tata_Crucible The top 6 teams are AFMF Tata Motors Infogain Infosys Extentia Zensar #TCCQ17 with 1 mark separating ea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@sid_dharth: @Tata_Crucible Infosys starts with a 100 points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@sid_dharth: @Tata_Crucible Infosys gets their another 100 with Amex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@sid_dharth: @Tata_Crucible Both Infosys and Infogain are leading with 200 each at the end of round 1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@sid_dharth: @Tata_Crucible Infosys gets another 200 with Adidas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@sid_dharth: @Tata_Crucible Looks like no one is going for what is a Khaki election. But then Infosys get it for 100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@sid_dharth: @Tata_Crucible Infosys forgets their strategy and gets only 100 with Bitcoin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@sid_dharth: @Tata_Crucible Infogain leading with 700 with Infosys close second with 600 after round 2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@sid_dharth: @Tata_Crucible Wow. Infosys gets 100 with FedEx at the final answer. And they gets a bonus question. Tied at 700 with Infog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@sid_dharth: @Tata_Crucible Infosys comes close second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@sid_dharth: @Tata_Crucible Infosys would have won in 19 other cities with what they scored here in Pune. Brilliant competition!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@Infosys: We are glad to host the @ATPWorldTour team at Infosys. Our partnership is reinventing #tennis for fans &amp;amp; players https://t.co/\xc3\xa2\xe2\x82\xac\xc2\xa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@Tata_Crucible Infosys would have won in 19 other cities with what they scored here in Pune. Brilliant competition!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@TVMohandasPai Probably nobody can believe that a person associated with Infosys can hold such view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@Tata_Crucible Infosys comes close second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@Tata_Crucible Wow. Infosys gets 100 with FedEx at the final answer. And they gets a bonus question. Tied at 700 with Infogain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@TheJaggi @TVMohandasPai @arunjaitley @PMOIndia @narendramodi Seriously I feel surprised @TVMohandasPai was Infosys\xc3\xa2\xe2\x82\xac\xc2\xa6 https://t.co/hlyRpU4lw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@InfosysPS: Are you ready for the #AutonomousVehicles era? https://t.co/Jpg58GtZ1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@Tata_Crucible Infogain leading with 700 with Infosys close second with 600 after round 2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@Tata_Crucible Infosys forgets their strategy and gets only 100 with Bitcoin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@Tata_Crucible Looks like no one is going for what is a Khaki election. But then Infosys get it for 100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@Tata_Crucible Infosys gets another 200 with Adidas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@nanjappa_bs: Infosys Treats Its New Recruits Like Fighter Pilots - NDTV https://t.co/0rMcT63TJJ newer ways of education @Infosys ! #BeM\xc3\xa2\xe2\x82\xac\xc2\x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@Kannadiga1956: Infosys started this trend of "cosmopolitan" trend. https://t.co/YaYEdcIVS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@Tata_Crucible Both Infosys and Infogain are leading with 200 each at the end of round 1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@Tata_Crucible Infosys gets their another 100 with Amex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@darshanvmehta1 Looks positive for entire IT pack after very good results from Accenture TCS! Infosys looks set to\xc3\xa2\xe2\x82\xac\xc2\xa6 https://t.co/MAV2GKCg9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@Tata_Crucible Infosys starts with a 100 points. #TCCQ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@Tata_Crucible The top 6 teams are AFMF Tata Motors Infogain Infosys Extentia Zensar #TCCQ17 with 1 mark separating each of them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nfosys started this trend of "cosmopolitan" trend. https://t.co/YaYEdcIVS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@SCINTLE: In 2013 Infosys paid a record $34 million in a settlement with the fed gov over "systemic visa fraud and abuse of immigration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@mastrji_kaLadka: @likhith51325977 @Girisekaran11 @tech_mahindra if v blv u den wt abt @Capgemini @TCS @Infosys don't dey need 'business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@EmersonComResIN: Congratulations! @Infosys #EmersonCup2017 #EmersonIndia https://t.co/Qz5KEjmBu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@SrivatsaKrishna Uncanny Parallels between\nNarayana Murthy vs Vishal Sikka\nYashwant Sinha &amp;amp; Arun Shourie vs Arun Ja\xc3\xa2\xe2\x82\xac\xc2\xa6 https://t.co/aO0qGCj85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arn: SAP HANA in Practice and Summary by Dr. Vishal Sikka\nhttps://t.co/QLSL9u7uM4\n\nSee more Videos:\n https://t.co/WwpRCCDA8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o wonder Vishal Sikka wanted a private jet for corporate travel. Fighter or non-fighter Pilots do need planes ?? \nhttps://t.co/xotaajfD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onder if Mr. Nilekani accepted such out of thin air numbers from his employees during Infosys days. Please share d\xc3\xa2\xe2\x82\xac\xc2\xa6 https://t.co/QLEgnLpro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@Infosys: By 2020 financial sector will be staring at 300 Mn+ pages of regulations. Luckily #AI is simplifying #RegTech https://t.co/Q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It's time to change the Bio on Twitter <text:s/>Facebook <text:s/>Linkedin and https://t.co/Qw4k6Wr4w8 #TestAnalyst #Rolechange #Promotion #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@InfosysAusNZ: Examine the potential impact of #Blockchain trust based technology on your industry @PSNANZ <text:s/>https://t.co/977ClEdcx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ID 21030: #IFRS / #Ind-AS Update Course 2017 (One Day:1 November 2017@ #Bangalore. #ICAI #Infosys #Accountants https://t.co/dYkxs3cTL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@EconomicTimes A Guy who quit Infosys joined UPA government invented #AadharCard is showcasing its benefits while\xc3\xa2\xe2\x82\xac\xc2\xa6 https://t.co/94gx1PoUX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@Infosys_BPO: At Infosys BPO we ignite minds on the floor &amp;amp; create thinkers &amp;amp; designers not just doers. - Anantha R. CEO &amp;amp; MD @Infosy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@arifmunnaRaza2 @htTweets @narendramodi Yeah infosys WiproTata all are founded by Nehru by himself! Then Rajiv fo\xc3\xa2\xe2\x82\xac\xc2\xa6 https://t.co/adl3anIS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Happy weekend (@ Infosys in Mysore Karnataka https://t.co/J1VeH7tJ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@aajtak @NandanNilekani What is the preperation of Infosys on Cyber crime@ Bank.Accounts.linked.with.\nAadhar...?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@Infosys_BPO: Anantha Radhakrishnan CEO &amp;amp; MD Infosys BPO spoke about enterprises cutting through silos and rethinking the core at the\xc3\xa2\xe2\x82\xac\xc2\xa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@koti_deva: (1/2Openings with Infosys USA for eligible visa/ead folks on various technologies . If any intersted let me know . for n\xc3\xa2\xe2\x82\xac\xc2\xa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#india for at least the next 75 years.\n\n#gst #aadhaar #jeandreze #equifax #infosys #imf #worldbank #china #asean #brexit #eu #un #ssn #i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live &amp;amp; needing 1 square meal a day. there is karma. 1 day he &amp;amp; his wofe&amp;amp;kids &amp;amp; #infosys &amp;amp; #bjp will deeply &amp;amp; enormously regret fuc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I just finished Course 1 - check it out! Thanks @infosys for supporting @codeorg https://t.co/vqQXZBOdu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he arrogant cunt 4m #infosys is claiming that the antinational enemy army aiding disaster called #aadhaar that\n\n1/\n\n#bjp #un #eu #brex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rincipal - Business Consulting - CAN: Infosys Technologies (Canada Ltd. (Toronto ON: "Public Service.. #eluta https://t.co/i8tyJVbV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@EconomicTimes That's really great and now look forward to your magic again for Infosy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@EntrepreneurIND: Guess What These #Global #Giants Have in Common in 2017?\nhttps://t.co/PcS9LxuQFz\n#Corporate\n @facebook @Infosys @Pepsi\xc3\xa2\xe2\x82\xac\xc2\xa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Infosys Trivandrum DC just celebrated the milestone years of service of Infoscions. Catch a glimpse here -\xc3\xa2\xe2\x82\xac\xc2\xa6 https://t.co/nWWZLIdf6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ine Masts Capital LTD Stake in Infosys LTD $INFY Has Decreased by $30.41 Million as Valuation Rose .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#IDBI uses #Finacle by infosys <text:s/>just got an error while payment 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@InfosysEvents: .@dennisgada will be at #Sibos to discuss how #banks use #digital solutions to address challenges. https://t.co/kXTVeBEo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@dasbk82: @livemint You better enjoy you post retirement appointment in Infosys rather than spreading li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@Infosys treats its recruits like fighter pilots https://t.co/nnVoX9bJx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@AsiaScotlandIns: Narayana Murthy (Co-Founder of @infosys - #India's $42 Billion Dollar Business \nhttps://t.co/m7F48ZSf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arayana Murthy (Co-Founder of @infosys - #India's $42 Billion Dollar Business \nhttps://t.co/m7F48ZSf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@anilsinghviCNBC\nPlease guide if I buy Infosys 50 shares now <text:s/>how much I can sell at buy back offer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@ranganathmd of @Infosys tells #EYReporting what it takes to be a CFO in the digital age. https://t.co/ocftNlGu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#EYReporting meets @ranganathmd of @Infosys and finds out what makes him a truly 360-degree CFO. https://t.co/5kpViq42G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hindra world city At Infosys https://t.co/DNVhkuTyU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@TimesNow Kindly do not show corrupt BBMP buildings in the weather bulletein. Show iconic MG rd r Infosys r Wipro or ITPL r Cisco campus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@livemint You better enjoy you post retirement appointment in Infosys rather than spreading li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@timesofindia @NandanNilekani In return what did you get @Infosys Carrots @Wichitaeag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@RMSRIV: -Indian economy upsurged with I-T Boom led by Infosys &amp;amp;wipro-this huge retrenchment is bad omen for economy https://t.co/aCyYRv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@webtelelectro: Infosys to deploy more resources to handle the last-minute rush for filing of final GST returns for July \nRead:https://t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Infosys Consulting: Understanding the \xc3\xa2\xe2\x82\xac\xcb\x9cpulse\xc3\xa2\xe2\x82\xac\xe2\x84\xa2 of HR - https://t.co/dp82Nn7mc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@SachinGo: #nasscomBPM panel - Anantha Radhakrishnan of <text:s/>@Infosys_BPO : The core is shifting dramatically and throwing more opps our way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t Infosys BPO we ignite minds on the floor &amp;amp; create thinkers &amp;amp; designers not just doers. - Anantha R. CEO &amp;amp; MD\xc3\xa2\xe2\x82\xac\xc2\xa6 https://t.co/bm0fccP05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nantha Radhakrishnan CEO &amp;amp; MD Infosys BPO spoke about enterprises cutting through silos and rethinking the core\xc3\xa2\xe2\x82\xac\xc2\xa6 https://t.co/KmITrTLN2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@ranganathmd of @Infosys tells #EYReporting what it takes to be a CFO in the digital age. https://t.co/kYWZ6vzR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@ranganathmd of @Infosys tells #EYReporting what it takes to be a CFO in the digital age. https://t.co/IF2fRbv05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@ZeeBusiness: Sanjiv Bhasin To @ZeeBusiness <text:s/>: Market looking good for long term. TCS Infosys Tata SteelTata Global and Tata Motor am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@askGSTech <text:s/>@Infosys <text:s/>@NandanNilekani @PMOIndia <text:s/>This is how Employee Reacted to Customer when we face Problem is\xc3\xa2\xe2\x82\xac\xc2\xa6 https://t.co/aRMW8gVTd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@KeshavKarn11: Modi has saved Rs 585000000000 from going in2 the hands of the frauds! Reveals Infosys\xc3\x82\xc2\xa0co-founder &amp;amp; Congress leader.\nhttp\xc3\xa2\xe2\x82\xac\xc2\xa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#infosys buyback date 01-11 can expect a upward movement tomorr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@Infosys: A cloud-native microservices based #ecommerce platform enables you to stay ahead of the competition &amp;amp; customer needs https://t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@Infosys: Here's how @CloudNativeFdn can enable wider and faster adoption of the #cloud for your enterprise seamlessly https://t.co/bMMn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@NetWorkWriter: @Infosys @CloudNativeFdn WE WILL TAKE INFOSYS WITH 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@Infosys @CloudNativeFdn WE WILL TAKE INFOSYS WITH 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@achinmaheshvri @iamvir1 @sen_sindh @Ish_Bhandari @narendramodi It seems Infosys did not stress test the system. Th\xc3\xa2\xe2\x82\xac\xc2\xa6 https://t.co/JMPUv9ZQ1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@kshankar21 Time to ask @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@Brajesh1980Bs: PM Modi has saved Billions from going into the hands of the frauds! Reveals Infosys\xc3\x82\xc2\xa0 co-founder https://t.co/KlE01d54fq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M Modi has saved Billions from going into the hands of the frauds! Reveals Infosys\xc3\x82\xc2\xa0 co-founder https://t.co/KlE01d54fq via @postcard_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@TimesNow EC4 campus 5 times <text:s/>azaan in #begaluru scares customers in #Wipro &amp;amp; #Infosys campus. Dare anyone says any\xc3\xa2\xe2\x82\xac\xc2\xa6 https://t.co/cj45oAeX8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t #Money2020 @CiscoFSI @ACI Worldwide @DBS Bank and @Infosys discuss where #FinTech will take us in 3-5 yrs.\xc3\xa2\xe2\x82\xac\xc2\xa6 https://t.co/HW6OZgFw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@CA_HarshilSHETH: #GSTNFAILED the late fee and it's implementation on portal is d worst things of GST.I firmly believe that Infosys is f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#GSTNFAILED the late fee and it's implementation on portal is d worst things of GST.I firmly believe that Infosys is failure @Infosy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@bhavyapopat: #GSTNFAILED the late fee and it's implementation on portal is d worst things of GST.I firmly believe that Infosys is failu\xc3\xa2\xe2\x82\xac\xc2\xa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When Sudha Murthy chairman of Infosys Foundation was called "cattle class" at London\xc3\xa2\xe2\x82\xac\xe2\x84\xa2s Heathrow Airport! https://t.co/UHUnPTZk3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@nayanchandra @mediacrooks @thewire_in @svaradarajan Funded by anti national @aamir_khan \nLeft Libbie Infosys son M\xc3\xa2\xe2\x82\xac\xc2\xa6 https://t.co/bJhsx0kx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@RAKESHG12297386\n\nRespected Sir Good Evening. I'm Meher. I'm working in Infosys for a <text:s text:c="2"/>Package of 2.22 L. I'm als\xc3\xa2\xe2\x82\xac\xc2\xa6 https://t.co/NOmcR7m2l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@Hash611Shah: @krunalpatel111 @contrarianEPS Similar to Infosys in 2001. Earnings grew at 25%+ CAGR for 5y+ price did not. The earnings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@Nikhilpnb\n\nRespected Sir Good Evening. I'm Meher. I'm working in Infosys for a <text:s text:c="2"/>Package of 2.22 L. I'm also prep\xc3\xa2\xe2\x82\xac\xc2\xa6 https://t.co/MBXuVjhe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@vipulkaushik\n\nRespected Sir Good Evening. I'm Meher. I'm working in Infosys for a <text:s/>Package of 2.22 L. I'm also pr\xc3\xa2\xe2\x82\xac\xc2\xa6 https://t.co/18a0NgmQj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Join as a Speaker @watsonanalytics @WiproDigital @Infosys @university @highereducation @aicte @MSDESkillIndia\xc3\xa2\xe2\x82\xac\xc2\xa6 https://t.co/4cDGnHqq4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@ashokgupta_pnb\n\nRespected Sir Good Afternoon. I'm Meher. I'm working in Infosys for a Package of 2.22 L. I'm also\xc3\xa2\xe2\x82\xac\xc2\xa6 https://t.co/LeSd1IlhY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@sharmilagharpur\n\nRespected Mam Good Afternoon. I'm Meher. I'm working in Infosys for a <text:s text:c="3"/>Package of 2.22 L. I'm\xc3\xa2\xe2\x82\xac\xc2\xa6 https://t.co/E2K4uE8uh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@salonishuklaET\n\nRespected Mam Good Afternoon. I'm Meher. I'm working in Infosys for a <text:s/>Package of 2.22 L. I'm als\xc3\xa2\xe2\x82\xac\xc2\xa6 https://t.co/0cyHDdSeE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@muglikar_\n\nRespected Sir Good Afternoon. I'm Meher. I'm working in Infosys for a <text:s text:c="2"/>Package of 2.22 L. I'm also pr\xc3\xa2\xe2\x82\xac\xc2\xa6 https://t.co/OlJIRdpRq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artin Currie LTD Has Upped By $490500 Its Infosys LTD $INFY Position https://t.co/KJCBpbtT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@TamannaInsan\n\nRespected Mam Good Afternoon. I'm Meher. I'm working in Infosys for a <text:s text:c="2"/>Package of 2.22 L. I'm also\xc3\xa2\xe2\x82\xac\xc2\xa6 https://t.co/ou6Xo6BSD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@JaimalaParuleka\n\nRespected Mam Good Afternoon. I'm Meher. I'm working in Infosys for a <text:s text:c="2"/>Package of 2.22 L. I'm a\xc3\xa2\xe2\x82\xac\xc2\xa6 https://t.co/UvJ0ykZ28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etweeted moneycontrol (@moneycontrolcom:\n\nIndia on very good wicket on privacy says Infosys chairman Nandan... https://t.co/bmDRHAVnL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@VodafoneIN past 2 days struggling to get 349 plan activated they say don't have 349 30 GB plan why have you put ads outside Infosy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@VGondia\n\nRespected Sir Good Afternoon. I'm Meher. I'm working in Infosys for a <text:s/>Package of 2.22 L. I'm also prepa\xc3\xa2\xe2\x82\xac\xc2\xa6 https://t.co/JvsA2zpfI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ressure isn't a problem for rogerfederer ?\n\nInfosys Beyond the Numbers explains ?? https://t.co/l3ZEsU0Pnv https://t.co/Em79rbe7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@AnkitaGondia\nRespected Mam Good Afternoon. I'm Meher. I'm working in Infosys for a <text:s/>Package of 2.22 L. I'm also\xc3\xa2\xe2\x82\xac\xc2\xa6 https://t.co/XfaTLRXX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https://t.co/fxjEqWiFo7 Hiring for Windows L1 Suppofor Wipro/infosys Immediate Joining Walkin Mon2fri in Bengaluru/Bangalore for Exp. \xc3\xa2\xe2\x82\xac\xc2\xa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@Sir_C_R \nRespected Sir Good Afternoon.\nI'm Meher. I'm working in Infosys for a <text:s/>Package of 2.22 L. I'm also prepa\xc3\xa2\xe2\x82\xac\xc2\xa6 https://t.co/KeEEFKkUP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@JohnTerryArmy\n\nRespected Sir Good Morning I'm Meher. I'm working in Infosys for a <text:s/>Package of 2.22 L. I'm also pr\xc3\xa2\xe2\x82\xac\xc2\xa6 https://t.co/B9Cz023w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wo more top executives resign from Infosys <text:s/>https://t.co/SlZaW1c09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@Infosys: #Blockchain distributed ledger market will grow at 57.6% CAGR from 2017-2023. How will different industries adopt? https://t.\xc3\xa2\xe2\x82\xac\xc2\x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FBI CIA Interpol Europol SWAT CTS Infosys Wipro HCL TCS like this all international law and order units are after AK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nfosys Ltd: Buy Back Offer: Record Date is 01 November 2017: https://t.co/W7MIsjEoQ5 via @YouTub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I added a video to a @YouTube playlist https://t.co/W7MIsjEoQ5 Infosys Ltd: Buy Back Offer: Record Date is 01 November 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ndia's 15 best IT companies to work for in 2017'\n https://t.co/0McwKPJakM\nInfosys TCS HCL TechM not in the list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@pradeenarji: I'm software professional working in infosys bangalore looking girl for marriage contact @8806748893 <text:s text:c="2"/>#RastheGundiMuchisa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@BIMTrichy: Rahul NK <text:s/>Syed Suheil S Vibesh K V of PGP-I from BIM Trichy won the 2nd prize <text:s/>in Infosys Ingenious 2017- National B Plan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@krunalpatel111 @contrarianEPS Similar to Infosys in 2001. Earnings grew at 25%+ CAGR for 5y+ price did not. The e\xc3\xa2\xe2\x82\xac\xc2\xa6 https://t.co/bTZ4lLHiR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@paranjoygt Infosys guys who do the It Infrastructure will go crazy if Govt goes on playing with Tax rates every week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#Infosys putting its new recruits on training programmes based on those of fighter pilots! #tech #India #aviation <text:s/>https://t.co/m1wATIClj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@IndiaToday Gstn is gust like finale of Infosys\nHow many have M.B.A <text:s/>degre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@aajtak This is not america.\nTry to understand <text:s text:c="2"/>gst in Indian <text:s/>way.\nGstn..is just like finale of infosys.\nHow many <text:s/>have M.B.A financ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ome people in Infosys are going through a very bad weekend.. https://t.co/v8Ku9cOQJ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@bluegreyfield: @TVMohandasPai Sir is Infosys opening up Panaya Report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@TVMohandasPai Sir is Infosys opening up Panaya Report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@Reena40799844 I'm software professional working in infosys bangalore looking girl for marriage contact @880674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@Infosys: Read how #ML can prevent a full-blown cyber attack https://t.co/s6p5yDp0LR #NationalCyberSecurityAwarenessMonth #InfosysInsigh\xc3\xa2\xe2\x82\xac\xc2\x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@taxfactoryindia @Infosys But when the site is nt 100%working is it fare to levy 200 Rs penalty a day??Does the\xc3\xa2\xe2\x82\xac\xc2\xa6 https://t.co/kTuucCI8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@taxfactoryindia: @bhavyapopat @Infosys @Infosys show it incompentance when they handle MCA in around 2011 and similar in GST also.\n\n@In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@SunilKu71150422: The Future for Industrial Services: The Digital Twin #InfosysInsights https://t.co/n7RokPjlK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nfosys Applies IoT Analytics To Transform Business https://t.co/izyiLJbRw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@suchetadalal @Infosys is the genius which has implemented GSTN. With Nilekani back there they'll soon make this a disaster like AADHAAR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@hgsingha: #RelianceIndustries Sirs Please do the nation a favour by tapping Mr. Vishal Sikka &amp;amp; venturing in the arena of Artificial in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#RelianceIndustries Sirs Please do the nation a favour by tapping Mr. Vishal Sikka &amp;amp; venturing in the arena of Artificial intelligence.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iwali is Auspicious festival <text:s/>all corporate should give holidays to employee rather bow down toforeign client @narendramodi @TCS @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@InfyTM: Meeting #638 #DanceBeats\n17th October'17 #Infosys #Bangalore\n#Toastmasters #Leaders #WhereLeadersAreMade #Communication #Public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eeting #638 #DanceBeats\n17th October'17 #Infosys #Bangalore\n#Toastmasters #Leaders #WhereLeadersAreMade\xc3\xa2\xe2\x82\xac\xc2\xa6 https://t.co/eXt2BAWp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@Finacle: Catch our demo on #Blockchain based solutions for payments smacontracts secure documents &amp;amp; #TradeFinance| @Infosys @Finac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India's leading companies including @Infosys @TataMotors @MahindraRise @DalmiaBharat + @Wipro are taking action\xc3\xa2\xe2\x82\xac\xc2\xa6 https://t.co/sGvu9euD0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artin Currie LTD Has Boosted Its Stake in Infosys LTD $INFY by $490500 as Shares Rose .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@Abhijith_KD: Busy stato @Infosys @Finacle day 1 at #Sibos 2017. #Blockchain and #AI powered banking are the flavours of the day http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inacle: Abhijith_KD: Busy stato Infosys Finacle day 1 at #Sibos 2017. #Blockchain and #AI powered banking a\xc3\xa2\xe2\x82\xac\xc2\xa6 https://t.co/7BAsNB8f1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bhijith_KD: Busy stato Infosys Finacle day 1 at #Sibos 2017. #Blockchain and #AI powered banking are the fl\xc3\xa2\xe2\x82\xac\xc2\xa6 https://t.co/yC4HxgmBN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bhijith_KD: Busy stato Infosys Finacle day 1 at #Sibos 2017. #Blockchain and #AI powered banking are the fl\xc3\xa2\xe2\x82\xac\xc2\xa6 https://t.co/5K0fS9Isf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Infosys Limited $INFY Stock Rating Reaffirmed by Cowen and Company https://t.co/0wUvXUl63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inacle: Abhijith_KD: Busy stato Infosys Finacle day 1 at #Sibos 2017. #Blockchain and #AI powered banking a\xc3\xa2\xe2\x82\xac\xc2\xa6 https://t.co/2vqOSFVhB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inacle: Abhijith_KD: Busy stato Infosys Finacle day 1 at #Sibos 2017. #Blockchain and #AI powered banking a\xc3\xa2\xe2\x82\xac\xc2\xa6 https://t.co/i5bbc7n7T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fosys Limited $INFY Stock Rating Reaffirmed by Cowen and Company https://t.co/lGDPKtWAC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At #Money2020 @CiscoFSI @ACI Worldwide @DBS Bank and @Infosys discuss where #FinTech will take us in 3-5 yrs.\xc3\xa2\xe2\x82\xac\xc2\xa6 https://t.co/QjUIcIAB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usy stato @Infosys @Finacle day 1 at #Sibos 2017. #Blockchain and #AI powered banking are the flavours of the d\xc3\xa2\xe2\x82\xac\xc2\xa6 https://t.co/i5bbc7n7T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Infosys Limited $INFY Stock Rating Reaffirmed by Cowen and Company https://t.co/zVsQjOLmG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@taskts: About 83 faculty from TASK Registered Colleges attending the Orientation on Inspire Mentorship at Infosys today.|#TASK https://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AI_Infosys you're a rock star! Thanks for the follow. Be sure to bookmark the blog: https://t.co/EMax0BaK1w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@pandeymp: @TrafficPUNE @AnilShiroleBJP @Hinjewadi \nGreat work Pune traffic police at Wipro circle hinjewadi. Started from infosys gate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nfosys Limited Adr $INFY Market Value Rose While Somerset Capital Management Llp Has Decreased Stake by $7.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@reis_infosys: Contact Reis Information Systems to learn more about our Infrastructure Services such as secure web hosting and... https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@TrafficPUNE @AnilShiroleBJP @Hinjewadi 2/2 traffic cop let pH 3 traffic to go for 20 min and Infosys traffic for 5\xc3\xa2\xe2\x82\xac\xc2\xa6 https://t.co/vLOc7M53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@CiscoEvents: @Cisco @ACI Worldwide @DBS Bank &amp;amp; @Infosys discuss where #FinTech will take us in 3-5 yrs. Oct 24 12pm #Money2020 https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@TheRaymondLtd ordered shirts from urban kiosk at Infosys pune. Money taken. No news of shirts. No response from Satish or Rahul in Pun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@SinghaniaGautam ordered shirts from Raymond kiosk at Infosys pune. Money taken. No news of shirts. No response from Satish or Rah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Virtu KCG Holdings LLC Sells 33835 Shares of Infosys Limited $INFY https://t.co/bLpyu4Yxj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ttps://t.co/c7sm5xkk9q infosys is trying to kill cfpb rule making it harder for kroger to return to sales growth https://t.co/xkphafj6h.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Awards at #Infosys-Inspire #Faculty Excellence #Awards https://t.co/NJIena6lL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#BPM Infosys Ltd ADR (INFY Analysts See $0.24 EPS; Hartford Investment &amp;lt;b&amp;gt;Management Co&amp;lt;/b\xc3\xa2\xe2\x82\xac\xc2\xa6 https://t.co/BuEHXmMc5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@chrhenle: At #Money2020 @CiscoFSI @ACI Worldwide @DBS Bank and @Infosys discuss where #FinTech will take us in 3-5 yrs. https://t.co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Infosys treats its new recruits like fighter pilots.. read on this nice story.. https://t.co/W3TCmh4pR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@CNBCTV18Live @nimeshscnbc Btwwhat was Porinju investing in? InfosysWiproSun Pharma???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ead how #ML can prevent a full-blown cyber attack #NationalCyberSecurityAwarenessMonth #InfosysInsights https://t.co/nS4bs8b5j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1296-bed working women hostel by Housing Board to come up near Infosys campus https://t.co/LOTZFK79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@arunjaitley . I wrote 30+ emails to Dr.Vishal Ji -Infosys and quite few to TCS. Reported to ethics groups in US but no action/rep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@taskts: #TASK Registered Students at #Infosys Hyderabad Campus excited about insights on working in corporate organization!! https://t.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Infosys <text:s text:c="2"/>15;15 close 938.90 ... 14:15 https://t.co/T7L9NVeU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@PreetiSMenon @Georgekurian4K @NandanNilekani I am sure infosys is already thinking what else to dump on government\xc3\xa2\xe2\x82\xac\xc2\xa6 https://t.co/jpSfqLqx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I never thought I'll ever say this but im giving up on infos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Walk-in! International Voice Process Customer Service @ Infosys BPO\nInfosys BPO Ltd\n 0 - 2 yrs <text:s/>Bengaluru(JP Nagar\nTime and Venue\n\n 18th O\xc3\xa2\xe2\x82\xac\xc2\xa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#TASK Registered Students at #Infosys Hyderabad Campus excited about insights on working in corporate organization!! https://t.co/QNlq96x34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bout 83 faculty from TASK Registered Colleges attending the Orientation on Inspire Mentorship at Infosys today.|\xc3\xa2\xe2\x82\xac\xc2\xa6 https://t.co/NnHNjHUpl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IT reboot: How Infosys TCS Wipro &amp;amp; HCL are re-skilling employees to beat automation - https://t.co/U6R1j2d3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#Itz_Me #infydiaries <text:s/>#Infy_campus #Mysore #awesome_climate #infoscion @ Infosys Mysore Campus https://t.co/DiT7X5Lwd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infosys..experts are now recommending IT stocks .. i have been saying for more than a month ..buy infosys..now in very safe and strong ha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t #Money2020 @CiscoFSI @ACI Worldwide @DBS Bank and @Infosys discuss where #FinTech will take us in 3-5 yrs.\xc3\xa2\xe2\x82\xac\xc2\xa6 https://t.co/97VP81JY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@commutapp when can we expect a shuttle between LB nagar and Infosys SEZ campus 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ishy Ramaswamy VP &amp;amp; CTO \xc3\xa2\xe2\x82\xac\xe2\x80\x9c Communications Business Unit @Wipro @WiproDigital @TCS @Infosys @hcltech https://t.co/lBI7kCid5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. @Infosys Treats Its New #Recruits Like Fighter Pilots Learning To Cope In A Global Industry : https://t.co/UijqyCbfsb\n\n#Hiring #Ski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@ETBangalore: #Infosys has surrendered land to local civic body @ELCITA_IN to widen roads and improve junctions at the software hub on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@Infosys_BPO Quite an insight - this is the next wave ind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ilekani puzzles over @Infosys @Edge_verve as two more software-infused execs exit. There is a simple answer! https://t.co/q1Ix7ZI0V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@Infosys_BPO: Anantha R. CEO &amp;amp; MD Infosys BPO on how #orgs can adapt survive &amp;amp; thrive during ecosystem changes. https://t.co/PDkxDWoF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artner Day kicks off #TriAcc to share exciting news w/ @Accenture @Capgemini @Infosys @Wipro + all who make @Tricentis a #testing leader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@Deishma: Infosys on Fire! CMP 938.90 <text:s/>CCI B + BO <text:s text:c="2"/>'BUY' Intra Day Trade\nSL 931.90 TGT 948 / 953 <text:s/>11;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@Balaji_SAPSD: Vishal Sikka from Vadodara to become an executive board member of the 17-billion euro SAP has quit the global enterprise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@Finacle: Experience @Infosys Nia at @Finacle booth &amp;amp; learn how your bank can capitalize on the true potential of #AI| #Sibos #Artificia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@Finacle: Participate in our raffle &amp;amp; stand a chance to win|\n\n@Infosys @Finacle at #Sibos booth J51\n\n#AI #blockhain #payments #DigitalBa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ession: Automation in Lending starting now. Pls join! #sibos booth J51 @Infosys https://t.co/64EjhBcC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@ranganathmd of @Infosys tells #EYReporting what it takes to be a CFO in the digital age. https://t.co/3KYHSFJxz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@TVMohandasPai @CMofKarnataka Did you not hire non-kannadigas in Infosys? Why this nonse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@ericroux13: At #Money2020 @CiscoFSI @ACI Worldwide @DBS Bank and @Infosys discuss where #FinTech will take us in 3-5 yrs. https://t.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@Infosys: As technology takes over repeatable tasks with #AI humans will transition into new consulting roles https://t.co/XX2cCSjVqr h\xc3\xa2\xe2\x82\xac\xc2\xa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@vinayjhawar @askGSTech Very good job.... Gstn has been failed in technical issues... Contract of Infosys should be\xc3\xa2\xe2\x82\xac\xc2\xa6 https://t.co/aDb3UgpLM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I just finished Course A - check it out! Thanks @infosys for supporting @codeorg https://t.co/rl5eDHTAiK https://t.co/lbMWw21K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AO1BcJAai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@Infosys: Beyond cost savings #AI &amp;amp; #Automation provides opportunities to deliver on human-centered design for #healthcare. https://t.c\xc3\xa2\xe2\x82\xac\xc2\xa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ssion Alert: Automation in Lending at 1:45 pm at Booth J51 @Infosys #sibos https://t.co/HADbtJEmS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@vinayjhawar: @narendramodi_in @askGST_GoI 3B is an extra return which we are filling because Govt <text:s/>Bureaucrats and Infosys were not re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#oppose late fees #GSTN failed we r not opposing gst act but system is bad@askGSTech @narendramodi @PMOIndia @Infosys @adhia03 @FinMinInd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@varinder_bansal: Infosys will announce results on October 24 around 3:45 p.m - 1st time will be reporting results post marke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#oppose GST late fees #GSTN failed @Infosys @askGST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Infosys to announce Q2 results on Oct 24\n https://t.co/5kcITGiVi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WFG Advisors LP Acquires 4485 Shares of Infosys Limited $INFY https://t.co/8bKSiD1gJ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Join us for a session on Automation in Lending at 1:45 pm today. Booth #J51 @Infosys #sibos https://t.co/F0UvyzAxY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@ekta_batra: Infosys to announce post markets this Q! Wow maybe nothing...maybe something !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India's leading companies including @Infosys @TataMotors @MahindraRise @DalmiaBharat + @Wipro are taking action\xc3\xa2\xe2\x82\xac\xc2\xa6 https://t.co/HdTC2mDZ9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@ggall4456: At #Money2020 @CiscoFSI @ACI_Worldwide @DBSBank and @Infosys discuss where #FinTech will take us in 3-5 yrs. https://t.co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@RiteshVerma1975: Infy if you have list of Resignations to be published on 24th Oct(Result Day publish now.. @Infosys @NandanNilekani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vY78V5jN1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@LabourMinistry it is your duty to enforce on corporate to provide holiday during Diwali - @TCS @Infosys @WindowsInd @Mindtree_Lt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rEp1ERX4B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@InfosysEvents: Know how @PurposefulAI is blending human intelligence with #machinelearning to drive #innovation https://t.co/03SnRmSXgb\xc3\xa2\xe2\x82\xac\xc2\xa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@ProcureConeu Infosys round table discussion on #Procurement Vision 2020 https://t.co/oRZkp2jAn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Excited to be paof a nEw dream @YESBANK Can't thank enough Infosys &amp;amp; Its leader's for relentless focus on excell\xc3\xa2\xe2\x82\xac\xc2\xa6 https://t.co/qrw5xBj7q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nfy if you have list of Resignations to be published on 24th Oct(Result Day publish now.. @Infosys @NandanNilekani @malinibhupta ..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t #Money2020 @CiscoFSI @ACI Worldwide @DBS Bank and @Infosys discuss where #FinTech will take us in 3-5 yrs.\xc3\xa2\xe2\x82\xac\xc2\xa6 https://t.co/iWLBAcM7R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"The softest pillow is a clear conscience." Narayana Murthy Infosys founder #leadership https://t.co/Q3uWJ7P6g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Finacle: Abhijith_KD: Busy day at the Infosys Finacle Stand 51 at #Sibos 2017 #Toronto https://t.co/pAaOJAIYW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QR069hKZJ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inacle: Abhijith_KD: Busy day at the Infosys Finacle Stand 51 at #Sibos 2017 #Toronto https://t.co/s6VhbndG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bhijith_KD: Busy day at the Infosys Finacle Stand 51 at #Sibos 2017 #Toronto https://t.co/1Ojer8d2M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inacle: Abhijith_KD: Busy day at the Infosys Finacle Stand 51 at #Sibos 2017 #Toronto https://t.co/EqnVieb7x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@Pappusharma2911: @ZeeBusiness i have 250 shares of <text:s/>infosys on 950 . What should the target for long term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@ZeeBusiness i have 250 shares of <text:s/>infosys on 950 . What should the target for long term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bhijith_KD: Busy day at the Infosys Finacle Stand 51 at #Sibos 2017 #Toronto https://t.co/gRK7NJMD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inacle: Participate in our raffle &amp;amp; stand a chance to win|\n\nInfosys Finacle at #Sibos booth J51\n\n#AI #blockhain #\xc3\xa2\xe2\x82\xac\xc2\xa6 https://t.co/LZx5Er52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@atulajith: Participate in our raffle &amp;amp; stand a chance to win|\n\nInfosys Finacle at #Sibos booth J51\n\n#AI #block\xc3\xa2\xe2\x82\xac\xc2\xa6 https://t.co/hsrcKfjy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@TheHackettGroup: Congrats to @AimiaInc &amp;amp; @Infosys for yr 2017 Aecus #Automation Award winning project \xc3\xa2\xe2\x82\xac\xe2\x80\x9c IT Service Monitoring\xc3\xa2\xe2\x82\xac\xc2\xa6 https://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Participate in our raffle &amp;amp; stand a chance to win|\n\nInfosys Finacle at #Sibos booth J51\n\n#AI #blockhain #payments\xc3\xa2\xe2\x82\xac\xc2\xa6 https://t.co/6aLn1zYjb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articipate in our raffle &amp;amp; stand a chance to win|\n\nInfosys Finacle at #Sibos booth J51\n\n#AI #blockhain #payments\xc3\xa2\xe2\x82\xac\xc2\xa6 https://t.co/a8IjJKL8X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articipate in our raffle &amp;amp; stand a chance to win|\n\n@Infosys @Finacle at #Sibos booth J51\n\n#AI #blockhain #payments\xc3\xa2\xe2\x82\xac\xc2\xa6 https://t.co/czDGMbp0d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Infosys Limited $INFY Receives Hold Rating from RobeW. Baird https://t.co/i4wjnNi3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@GST_Council #infosys #adhar is a bad planning by #infosys and now #GST in ind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jS7mhHLI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#FinancialBuzz: \nInfosys to Announce Second Quarter Results on October 24 2017 \nhttps://t.co/XerMuCF9ws #Stocks #market #TC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@arc_advisory: Infosys to Acquire Digital Innovation and Customer Experience Studio Brilliant Basics @Infosys https://t.co/zFo2vB1jb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Vishal Sikka\xc3\xa2\xe2\x82\xac\xe2\x84\xa2s exit: In life as in comedy timing is everything https://t.co/SFmM1bWj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aligning Business Strategies: Vishal Sikka | #davos2017 (pls RT??? https://t.co/F85sEfkVjR #news #capitalview #environm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@Infosys: A digital D2B concept on the lines of a B2C engagement model helps CPG orgs unleash biz opportunities. https://t.co/YsGghLQ7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@atulmodani: @Swamy39 \n\n1380 Crores to @Infosys for 5 years of #GSTN\nWas it really worth it ?\n\nhttps://t.co/JKFaYHt20C\n\nWho to blame for\xc3\xa2\xe2\x82\xac\xc2\xa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@shinils: #Infosys gets a month to fix #GSTN glitches\nhttps://t.co/Tss0qBxAIS\n#GST #GSTNfailed #India #TaxReform #Business #Tech #N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@MOHITJAIN16: @narendramodi 3B is an extra return which we r filling because GovtBureaucrats and Infosys were not ready then why should\xc3\xa2\xe2\x82\xac\xc2\xa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@ATPWorldTour: .@RafaelNadal is the only Top 100 player who does this... @Infosys #ATP Beyond The Numbers explains: https://t.co/bR3gTl0\xc3\xa2\xe2\x82\xac\xc2\xa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Xj2s1n7pV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@narendramodi Dear sir our criticism is not for GST it is for GST software development and implementation @askGSTech @Infosys @GST_Counc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@AxatP @narendramodi_in @askGST_GoI @GSTN_IT @Infosys \nFurnish can be used when you are appearing before quasi judicial authority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@ATPWorldTour @Infosys @RafaelNadal N. <text:s/>nno <text:s text:c="2"/>me. <text:s text:c="7"/>N. <text:s/>But. <text:s text:c="3"/>Mt. <text:s/>N. <text:s text:c="3"/>I'm Nnnnn 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@ATPWorldTour @RafaelNadal @Infosys His ritual before a serve?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@1964GANDHI @narendramodi_in @askGST_GoI Sir Actually @GSTN_IT goes behind word \xc3\xa2\xe2\x82\xac\xc5\x93Furnish\xc3\xa2\xe2\x82\xac\xef\x86\x9d because @Infosys is not Law Firm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@InfosysCareers: We're at @IUBloomington today looking for great #tech talent to #joinus. #InfosysOnCampus #jobs https://t.co/tvN5Ly3Pe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@ATPWorldTour @RafaelNadal @Infosys Brilliant perseverance and mental strength portrayed. Love you Rafa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@SHALAKHANDI @PMOIndia @askGST_GoI <text:s text:c="2"/>firstly @Infosys do the same thing with MCA and now with GSTN no accountability fixed by @FinMinInd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@SHALAKHANDI @PMOIndia @askGSTech it is old practice of @Infosys <text:s/>firstly not to provide the proper system and aft\xc3\xa2\xe2\x82\xac\xc2\xa6 https://t.co/DUE1WiEHl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@InfyTM: #Infosys #Toastmasters #Bangalore promotional video #PR #Leaders #PublicSpeaking #WhereLeadersAreMade https://t.co/WAKijEAVkq v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@ATPWorldTour @RafaelNadal @Infosys stats are always interesting <text:s/>and give good insights to character and game... r\xc3\xa2\xe2\x82\xac\xc2\xa6 https://t.co/r7NlhUcz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@ATPWorldTour @RafaelNadal @Infosys It is good that Nadal comes back so well from that position but it is his lack\xc3\xa2\xe2\x82\xac\xc2\xa6 https://t.co/EQYemIa0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.RafaelNadal is the only Top 100 player who does this... Infosys #ATP Beyond The Numbers explains:\xc3\xa2\xe2\x82\xac\xc2\xa6 https://t.co/wVzB8CYt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IT Employees are not tissue papers @Infosys @TCS @Accenture @IBM @Capgemini @Wipro @Oracle @Mindtree_Ltd @itcinfot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@Infosys idk why the hell i followed you... *unfollows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HfS Blueprint recognizes Infosys as a global SI with strong execution track record in application #TestingServices\xc3\xa2\xe2\x82\xac\xc2\xa6 https://t.co/c5k82BL1V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Time's opportune 4India's IT-MNCs &amp;lt;like Infosys etc&amp;gt; 2get de 3rdWorld MNC label erasd 4good; and get recognised as\xc3\xa2\xe2\x82\xac\xc2\xa6 https://t.co/BtqixQ3ZV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@dennisgada: #Sibos2017 @Infosys #AI in #Banking is showing signs of significant interest and adoption https://t.co/krrETL8kO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This year TEDxThiruvananthapuram will take place on the 22nd of October at Infosys Campus Kazhakootam. https://t.co/0XH7LlK89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inacle: Winners of the raffle do collect your goodies at Infosys Finacle Stand J51 at #Sibos https://t.co/3dnhgfhou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@Finacle: Winners of the raffle do collect your goodies at @Infosys @Finacle Stand J51 at #Sibos https://t.co/c3dtB2g7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@Infosys: #LifeSciences &amp;amp; #Healthcare industries remain early #AI adopters with ongoing and expanding use cases. Know more https://t.co/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Winners of the raffle do collect your goodies at Infosys Finacle Stand J51 at #Sibos https://t.co/rSX6VEe17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inacle: Winners of the raffle do collect your goodies at Infosys Finacle Stand J51 at #Sibos https://t.co/Z0h3nR4Kg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inacle: Winners of the raffle do collect your goodies at Infosys Finacle Stand J51 at #Sibos https://t.co/lmsHeMTe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inacle: Winners of the raffle do collect your goodies at Infosys Finacle Stand J51 at #Sibos https://t.co/X2r841Lt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Winners of the raffle do collect your goodies at Infosys Finacle Stand J51 at #Sibos https://t.co/d3586Ug9m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inacle: Winners of the raffle do collect your goodies at Infosys Finacle Stand J51 at #Sibos https://t.co/hKAHNM9ud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Winners of the raffle do collect your goodies at @Infosys @Finacle Stand J51 at #Sibos https://t.co/c3dtB2g7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@Finacle: Experience @Finacle\xc3\xa2\xe2\x82\xac\xe2\x84\xa2s platform agnostic #omnichannel liquidity management solution at @SIBOS| Ask for a demo at @Infosys #Sibo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@Abhijith_KD: Winners of the raffle don't forget to collect your gifts @Infosys @Finacle Stand J51 at #Sibos https://t.co/GopxtIrdW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@Abhijith_KD: Leverage the power of #AI to elevate your #Bank productivity <text:s/>efficiency and growth. Talk to us about @Infosys Nia @Purpo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@Infosys: Know how technology can enable network of teams to make the #workplace not just productive but also purposeful https://t.co/K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nd this rag of a site @thewire_in is funded by ex Infosys founders and other \xc3\xa2\xe2\x82\xac\xcb\x9ceminent\xc3\xa2\xe2\x82\xac\xe2\x84\xa2 anti @narendramodi guys https://t.co/5fRbLywky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jWoyp2oA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$2.78 Billion in Sales Expected for Infosys Limited $INFY This Quarter https://t.co/sbU6opMxw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$2.78 Billion in Sales Expected for Infosys Limited $INFY This Quarter https://t.co/T4Uww6L7h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@CUBSucc: Check out the #CUBSresearch opportunities currently available #jobs #FoodBusiness #Infosys #Sustainability\n https://t.co/GDW1C\xc3\xa2\xe2\x82\xac\xc2\xa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@anil_sarin: Vishal Sikka leaves. Sad day fr Infosys &amp;amp; shame on old idiots who think they were &amp;amp; can run it better. U didn't u can't Sh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Infosys Limited $INFY Given Consensus Rating of \xc3\xa2\xe2\x82\xac\xc5\x93Hold\xc3\xa2\xe2\x82\xac\xef\x86\x9d by Analysts https://t.co/cJqjtEJzKm #ac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Infosys Limited $INFY Given Consensus Rating of \xc3\xa2\xe2\x82\xac\xc5\x93Hold\xc3\xa2\xe2\x82\xac\xef\x86\x9d by Analysts https://t.co/hQeZTJKyj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Infosys Limited $INFY Given Consensus Rating of \xc3\xa2\xe2\x82\xac\xc5\x93Hold\xc3\xa2\xe2\x82\xac\xef\x86\x9d by Analysts https://t.co/sg5de6MKg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Abhijith_KD: Winners of the raffle don't forget to collect your gifts Infosys Finacle Stand J51 at #Sibos https://t.co/eR9zzhTfP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inacle: Abhijith_KD: Winners of the raffle don't forget to collect your gifts Infosys Finacle Stand J51 at #Si\xc3\xa2\xe2\x82\xac\xc2\xa6 https://t.co/GopxtIrdW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Leverage the power of #AI to elevate your #Bank productivity <text:s/>efficiency and growth. Talk to us about @Infosys Nia\xc3\xa2\xe2\x82\xac\xc2\xa6 https://t.co/Xjw3QiTIs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inacle: Abhijith_KD: Winners of the raffle don't forget to collect your gifts Infosys Finacle Stand J51 at #Si\xc3\xa2\xe2\x82\xac\xc2\xa6 https://t.co/lqdME5lz2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bhijith_KD: Winners of the raffle don't forget to collect your gifts Infosys Finacle Stand J51 at #Sibos https://t.co/yalJMeXr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inacle: Abhijith_KD: Winners of the raffle don't forget to collect your gifts Infosys Finacle Stand J51 at #Si\xc3\xa2\xe2\x82\xac\xc2\xa6 https://t.co/09qLEgGMk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inacle: Abhijith_KD: Winners of the raffle don't forget to collect your gifts Infosys Finacle Stand J51 at #Si\xc3\xa2\xe2\x82\xac\xc2\xa6 https://t.co/kuzJfAZiS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inacle: Abhijith_KD: Winners of the raffle don't forget to collect your gifts Infosys Finacle Stand J51 at #Si\xc3\xa2\xe2\x82\xac\xc2\xa6 https://t.co/bnrsDg8p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Winners of the raffle don't forget to collect your gifts @Infosys @Finacle Stand J51 at #Sibos https://t.co/GopxtIrdW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@Infosys Like energy companies travel companies should contribute to a central pool and give passenger wider choice of travel option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@Mr_ascetic: "WE SHALL SEEK A new CEO now" ~Infosys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$2.78 Billion in Sales Expected for Infosys Limited (INFY This Quarter https://t.co/PPU7JI8ji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Infosys Limited Gets Average Rating of Hold from Analysts $INFY https://t.co/3DtWywNhU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#Infosys is one of the top companies moving beyond compliance to create long-term impact through #CSR projects https://t.co/EkeqBKzL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@Navin_Rammohan: Meet @Infosys experts at Sibos stand J51 https://t.co/AnW8CUszj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@realitycheckind Yep see the Infosys and IIIT Dharwad case. Curriculum/agenda/culture <text:s/>dictated by corporates with\xc3\xa2\xe2\x82\xac\xc2\xa6 https://t.co/3PLTtiWgy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@TMG4U: Emerging customer benefits of #ami and #smartgrid addressed by @SMUD @SWGA @RedClayES @infosys https://t.co/E7fr5072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@Infosys: Infosys is one of the top companies moving beyond compliance to create long-term impact through #CSR projects https://t.co/WLw\xc3\xa2\xe2\x82\xac\xc2\x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IFTY MOVERS: Bharti Airtel Infosys. M&amp;amp;M SBI !!! https://t.co/jd4ORFdql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@sing_journal: @xtahzy @brumbyOz @Wipro @WiproCareers our hero @TVMohandasPai successfully blocked m-people at infosys but these HR peop\xc3\xa2\xe2\x82\xac\xc2\x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ustainable Growth Advisers LP Has Boosted By $41.01 Million Its Infosys LTD $INFY Position ..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IFTY movers: Reliance Bharti Airtel Infosys Yes Bank and L&amp;amp;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Infosys Hyderabad wishes a very Happy Diwali to the entire Vaani family!! #happydiwali #signlanguage #bestwishes https://t.co/CwUnMRl53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@ca_rewri: @askGSTech #GSTNFAILED started its operation since Nov 2016 <text:s/>till after passing one year @Infosys can not provide the system\xc3\xa2\xe2\x82\xac\xc2\xa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t #Money2020 @CiscoFSI @ACI_Worldwide @DBSBank and @Infosys discuss where #FinTech will take us in 3-5 yrs.\xc3\xa2\xe2\x82\xac\xc2\xa6 https://t.co/i1HGs67t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@xtahzy @brumbyOz @Wipro @WiproCareers our hero @TVMohandasPai successfully blocked m-people at infosys but these H\xc3\xa2\xe2\x82\xac\xc2\xa6 https://t.co/GLGWJ6ppY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nother busy day for Trade Commissioner Arbinder Pal at #Sibos2017\n@Paytm site visit\n@Infosys &amp;amp; other #Indian deleg\xc3\xa2\xe2\x82\xac\xc2\xa6 https://t.co/d0GUziKus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Infosys is one of the top companies moving beyond compliance to create long-term impact through #CSR projects\xc3\xa2\xe2\x82\xac\xc2\xa6 https://t.co/RVyNfF0ZPh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5:09:06.856000000</meta:creation-date>
    <dc:date>2018-04-01T16:22:46.034000000</dc:date>
    <meta:editing-duration>PT1H13M38S</meta:editing-duration>
    <meta:editing-cycles>3</meta:editing-cycles>
    <meta:generator>LibreOffice/5.2.0.4$Windows_X86_64 LibreOffice_project/066b007f5ebcc236395c7d282ba488bca6720265</meta:generator>
    <meta:document-statistic meta:table-count="1" meta:cell-count="2160" meta:object-count="0"/>
  </office:meta>
</office:document-meta>
</file>